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ITCFranklinGothicStd-DmCd" svg:font-family="ITCFranklinGothicStd-DmCd" style:font-family-generic="roman" style:font-pitch="variable"/>
    <style:font-face style:name="ITCFranklinGothicStd-Hvy" svg:font-family="ITCFranklinGothicStd-Hvy" style:font-family-generic="roman" style:font-pitch="variable"/>
    <style:font-face style:name="SabonLTStd-Roman" svg:font-family="SabonLTStd-Roman"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ITCFranklinGothicStd-BkCd" svg:font-family="ITCFranklinGothicStd-BkCd" style:font-family-generic="system" style:font-pitch="variable"/>
    <style:font-face style:name="ITCFranklinGothicStd-BkCdIt" svg:font-family="ITCFranklinGothicStd-BkCdIt" style:font-family-generic="system" style:font-pitch="variable"/>
    <style:font-face style:name="ITCFranklinGothicStd-DmCd1" svg:font-family="ITCFranklinGothicStd-DmCd" style:font-family-generic="system" style:font-pitch="variable"/>
    <style:font-face style:name="ITCFranklinGothicStd-Hvy1" svg:font-family="ITCFranklinGothicStd-Hvy" style:font-family-generic="system" style:font-pitch="variable"/>
    <style:font-face style:name="ITCFranklinGothicStd-MdCd" svg:font-family="ITCFranklinGothicStd-MdCd" style:font-family-generic="system" style:font-pitch="variable"/>
    <style:font-face style:name="Noto Sans CJK SC" svg:font-family="'Noto Sans CJK SC'" style:font-family-generic="system" style:font-pitch="variable"/>
    <style:font-face style:name="SabonLTStd-Bold" svg:font-family="SabonLTStd-Bold" style:font-family-generic="system" style:font-pitch="variable"/>
    <style:font-face style:name="SabonLTStd-BoldItalic" svg:font-family="SabonLTStd-BoldItalic" style:font-family-generic="system" style:font-pitch="variable"/>
    <style:font-face style:name="SabonLTStd-Italic" svg:font-family="SabonLTStd-Italic" style:font-family-generic="system" style:font-pitch="variable"/>
    <style:font-face style:name="SabonLTStd-Roman1" svg:font-family="SabonLTStd-Roman"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fo:color="#000000" loext:opacity="100%" style:font-name="Calibri" fo:font-size="24pt" fo:font-weight="bold" style:font-name-asian="Calibri1" style:font-size-asian="24pt" style:font-weight-asian="bold" style:font-name-complex="ITCFranklinGothicStd-DmCd1" style:font-size-complex="24pt"/>
    </style:style>
    <style:style style:name="P3" style:family="paragraph" style:parent-style-name="Standard">
      <style:paragraph-properties fo:margin-top="0in" fo:margin-bottom="0in" style:contextual-spacing="false" fo:line-height="100%"/>
      <style:text-properties fo:color="#000000" loext:opacity="100%" style:font-name="Calibri" fo:font-size="8pt" style:font-name-asian="Calibri1" style:font-size-asian="8pt" style:font-name-complex="ITCFranklinGothicStd-BkCd" style:font-size-complex="8pt"/>
    </style:style>
    <style:style style:name="P4" style:family="paragraph" style:parent-style-name="Standard">
      <style:paragraph-properties fo:margin-top="0in" fo:margin-bottom="0in" style:contextual-spacing="false" fo:line-height="100%"/>
      <style:text-properties fo:color="#000000" loext:opacity="100%" style:font-name="Calibri" fo:font-size="8pt" style:font-name-asian="Calibri1" style:font-size-asian="8pt" style:font-name-complex="ITCFranklinGothicStd-Hvy1" style:font-size-complex="8pt"/>
    </style:style>
    <style:style style:name="P5" style:family="paragraph" style:parent-style-name="Standard">
      <style:paragraph-properties fo:margin-top="0in" fo:margin-bottom="0in" style:contextual-spacing="false" fo:line-height="100%"/>
      <style:text-properties fo:color="#000000" loext:opacity="100%" style:font-name="Calibri" fo:font-size="8pt" style:font-name-asian="Calibri1" style:font-size-asian="8pt" style:font-name-complex="ITCFranklinGothicStd-DmCd1" style:font-size-complex="8pt"/>
    </style:style>
    <style:style style:name="P6" style:family="paragraph" style:parent-style-name="Standard">
      <style:paragraph-properties fo:margin-top="0in" fo:margin-bottom="0in" style:contextual-spacing="false" fo:line-height="100%"/>
      <style:text-properties fo:color="#000000" loext:opacity="100%" style:font-name="Calibri" fo:font-size="10pt" style:font-name-asian="Calibri1" style:font-size-asian="10pt" style:font-name-complex="ITCFranklinGothicStd-BkCd" style:font-size-complex="10pt"/>
    </style:style>
    <style:style style:name="P7" style:family="paragraph" style:parent-style-name="Standard">
      <style:paragraph-properties fo:margin-top="0in" fo:margin-bottom="0in" style:contextual-spacing="false" fo:line-height="100%"/>
      <style:text-properties fo:color="#000000" loext:opacity="100%" style:font-name="Calibri" fo:font-size="10pt" style:font-name-asian="Calibri1" style:font-size-asian="10pt" style:font-name-complex="SabonLTStd-Roman1" style:font-size-complex="10pt"/>
    </style:style>
    <style:style style:name="P8" style:family="paragraph" style:parent-style-name="Standard">
      <style:paragraph-properties fo:margin-top="0in" fo:margin-bottom="0in" style:contextual-spacing="false" fo:line-height="100%"/>
      <style:text-properties fo:color="#000000" loext:opacity="100%" style:font-name="Calibri" fo:font-size="10pt" style:font-name-asian="Calibri1" style:font-size-asian="10pt" style:font-name-complex="SabonLTStd-Italic" style:font-size-complex="10pt" style:font-style-complex="italic"/>
    </style:style>
    <style:style style:name="P9" style:family="paragraph" style:parent-style-name="Standard">
      <style:paragraph-properties fo:margin-top="0in" fo:margin-bottom="0in" style:contextual-spacing="false" fo:line-height="100%"/>
      <style:text-properties fo:color="#000000" loext:opacity="100%" style:font-name="Calibri" fo:font-size="10pt" style:font-name-asian="Calibri1" style:font-size-asian="10pt" style:font-name-complex="SabonLTStd-Bold" style:font-size-complex="10pt" style:font-weight-complex="bold"/>
    </style:style>
    <style:style style:name="P10" style:family="paragraph" style:parent-style-name="Standard">
      <style:paragraph-properties fo:margin-top="0in" fo:margin-bottom="0in" style:contextual-spacing="false" fo:line-height="100%"/>
      <style:text-properties fo:color="#000000" loext:opacity="100%" style:font-name="Calibri" fo:font-size="10pt" fo:font-style="italic" style:font-name-asian="Calibri1" style:font-size-asian="10pt" style:font-style-asian="italic" style:font-name-complex="SabonLTStd-Italic" style:font-size-complex="10pt" style:font-style-complex="italic"/>
    </style:style>
    <style:style style:name="P11" style:family="paragraph" style:parent-style-name="Standard">
      <style:paragraph-properties fo:margin-top="0in" fo:margin-bottom="0in" style:contextual-spacing="false" fo:line-height="100%"/>
      <style:text-properties fo:color="#000000" loext:opacity="100%" style:font-name="Calibri" fo:font-size="10pt" fo:font-weight="bold" style:font-name-asian="Calibri1" style:font-size-asian="10pt" style:font-weight-asian="bold" style:font-name-complex="ITCFranklinGothicStd-DmCd1" style:font-size-complex="10pt"/>
    </style:style>
    <style:style style:name="P12" style:family="paragraph" style:parent-style-name="Standard">
      <style:paragraph-properties fo:margin-top="0in" fo:margin-bottom="0in" style:contextual-spacing="false" fo:line-height="100%"/>
      <style:text-properties fo:color="#000000" loext:opacity="100%" style:font-name="Calibri" fo:font-size="10pt" fo:font-weight="bold" style:font-name-asian="Calibri1" style:font-size-asian="10pt" style:font-weight-asian="bold" style:font-name-complex="SabonLTStd-Bold" style:font-size-complex="10pt" style:font-weight-complex="bold"/>
    </style:style>
    <style:style style:name="P13" style:family="paragraph" style:parent-style-name="Standard">
      <style:paragraph-properties fo:margin-top="0in" fo:margin-bottom="0in" style:contextual-spacing="false" fo:line-height="100%"/>
      <style:text-properties fo:color="#000000" loext:opacity="100%" style:font-name="Calibri" fo:font-size="14pt" fo:font-weight="bold" style:font-name-asian="Calibri1" style:font-size-asian="14pt" style:font-weight-asian="bold" style:font-name-complex="ITCFranklinGothicStd-DmCd1" style:font-size-complex="14pt"/>
    </style:style>
    <style:style style:name="P14" style:family="paragraph" style:parent-style-name="Standard">
      <style:paragraph-properties fo:margin-top="0in" fo:margin-bottom="0in" style:contextual-spacing="false" fo:line-height="100%"/>
      <style:text-properties fo:color="#000000" loext:opacity="100%" style:font-name="Calibri" fo:font-size="14pt" style:font-name-asian="Calibri1" style:font-size-asian="14pt" style:font-name-complex="SabonLTStd-Roman1" style:font-size-complex="14pt"/>
    </style:style>
    <style:style style:name="P15" style:family="paragraph" style:parent-style-name="Standard">
      <style:paragraph-properties fo:margin-top="0in" fo:margin-bottom="0in" style:contextual-spacing="false" fo:line-height="100%"/>
      <style:text-properties fo:color="#000000" loext:opacity="100%" style:font-name="Calibri" fo:font-size="14pt" style:font-name-asian="Calibri1" style:font-size-asian="14pt" style:font-name-complex="ITCFranklinGothicStd-DmCd1" style:font-size-complex="14pt"/>
    </style:style>
    <style:style style:name="P16" style:family="paragraph" style:parent-style-name="Standard">
      <style:paragraph-properties fo:margin-top="0in" fo:margin-bottom="0in" style:contextual-spacing="false" fo:line-height="100%"/>
      <style:text-properties fo:color="#000000" loext:opacity="100%" style:font-name="Calibri" fo:font-size="9pt" fo:font-style="italic" style:font-name-asian="Calibri1" style:font-size-asian="9pt" style:font-style-asian="italic" style:font-name-complex="ITCFranklinGothicStd-BkCdIt" style:font-size-complex="9pt" style:font-style-complex="italic"/>
    </style:style>
    <style:style style:name="P17" style:family="paragraph" style:parent-style-name="Standard">
      <style:paragraph-properties fo:margin-top="0in" fo:margin-bottom="0in" style:contextual-spacing="false" fo:line-height="100%"/>
      <style:text-properties fo:color="#000000" loext:opacity="100%" style:font-name="Calibri" fo:font-size="9pt" style:font-name-asian="Calibri1" style:font-size-asian="9pt" style:font-name-complex="ITCFranklinGothicStd-DmCd1" style:font-size-complex="9pt"/>
    </style:style>
    <style:style style:name="P18" style:family="paragraph" style:parent-style-name="Standard">
      <style:paragraph-properties fo:margin-top="0in" fo:margin-bottom="0in" style:contextual-spacing="false" fo:line-height="100%"/>
      <style:text-properties fo:color="#000000" loext:opacity="100%" style:font-name="Calibri" fo:font-size="9pt" style:font-name-asian="Calibri1" style:font-size-asian="9pt" style:font-name-complex="ITCFranklinGothicStd-MdCd" style:font-size-complex="9pt"/>
    </style:style>
    <style:style style:name="P19" style:family="paragraph" style:parent-style-name="Standard">
      <style:paragraph-properties fo:margin-top="0in" fo:margin-bottom="0in" style:contextual-spacing="false" fo:line-height="100%"/>
      <style:text-properties fo:color="#000000" loext:opacity="100%" style:font-name="Calibri" style:font-name-asian="Calibri1" style:font-name-complex="ITCFranklinGothicStd-DmCd1"/>
    </style:style>
    <style:style style:name="P20" style:family="paragraph" style:parent-style-name="Standard">
      <style:paragraph-properties fo:margin-top="0in" fo:margin-bottom="0in" style:contextual-spacing="false" fo:line-height="100%"/>
      <style:text-properties fo:color="#000000" loext:opacity="100%" style:font-name="ITCFranklinGothicStd-DmCd" fo:font-size="9pt" style:font-name-asian="Calibri1" style:font-size-asian="9pt" style:font-name-complex="ITCFranklinGothicStd-DmCd1" style:font-size-complex="9pt"/>
    </style:style>
    <style:style style:name="P21" style:family="paragraph" style:parent-style-name="Standard">
      <style:paragraph-properties fo:margin-top="0in" fo:margin-bottom="0in" style:contextual-spacing="false" fo:line-height="100%"/>
      <style:text-properties fo:color="#000000" loext:opacity="100%" style:font-name="ITCFranklinGothicStd-DmCd" fo:font-size="9pt" fo:font-style="italic" fo:font-weight="bold" style:font-name-asian="Calibri1" style:font-size-asian="9pt" style:font-style-asian="italic" style:font-weight-asian="bold" style:font-name-complex="ITCFranklinGothicStd-DmCd1" style:font-size-complex="9pt"/>
    </style:style>
    <style:style style:name="P22" style:family="paragraph" style:parent-style-name="Standard">
      <style:paragraph-properties fo:margin-top="0in" fo:margin-bottom="0in" style:contextual-spacing="false" fo:line-height="100%"/>
      <style:text-properties fo:color="#000000" loext:opacity="100%" style:font-name="ITCFranklinGothicStd-DmCd" fo:font-size="14pt" style:font-name-asian="Calibri1" style:font-size-asian="14pt" style:font-name-complex="ITCFranklinGothicStd-DmCd1" style:font-size-complex="14pt"/>
    </style:style>
    <style:style style:name="P23" style:family="paragraph" style:parent-style-name="Standard">
      <style:paragraph-properties fo:margin-top="0in" fo:margin-bottom="0in" style:contextual-spacing="false" fo:line-height="100%"/>
      <style:text-properties fo:color="#000000" loext:opacity="100%" style:font-name="ITCFranklinGothicStd-DmCd" fo:font-size="14pt" fo:font-style="italic" fo:font-weight="bold" style:font-name-asian="Calibri1" style:font-size-asian="14pt" style:font-style-asian="italic" style:font-weight-asian="bold" style:font-name-complex="ITCFranklinGothicStd-DmCd1" style:font-size-complex="14pt"/>
    </style:style>
    <style:style style:name="P24" style:family="paragraph" style:parent-style-name="Standard">
      <style:paragraph-properties fo:margin-top="0in" fo:margin-bottom="0in" style:contextual-spacing="false" fo:line-height="100%"/>
      <style:text-properties fo:color="#000000" loext:opacity="100%" style:font-name="ITCFranklinGothicStd-Hvy" fo:font-size="8pt" style:font-name-asian="Calibri1" style:font-size-asian="8pt" style:font-name-complex="ITCFranklinGothicStd-Hvy1" style:font-size-complex="8pt"/>
    </style:style>
    <style:style style:name="P25" style:family="paragraph" style:parent-style-name="Standard">
      <style:paragraph-properties fo:margin-top="0in" fo:margin-bottom="0in" style:contextual-spacing="false" fo:line-height="100%"/>
      <style:text-properties fo:color="#000000" loext:opacity="100%" style:font-name="SabonLTStd-Roman" fo:font-size="10pt" fo:font-weight="bold" style:font-name-asian="Calibri1" style:font-size-asian="10pt" style:font-weight-asian="bold" style:font-name-complex="SabonLTStd-Roman1" style:font-size-complex="10pt"/>
    </style:style>
    <style:style style:name="P26" style:family="paragraph" style:parent-style-name="Standard">
      <style:paragraph-properties fo:margin-top="0in" fo:margin-bottom="0in" style:contextual-spacing="false" fo:line-height="100%"/>
      <style:text-properties fo:color="#808080" loext:opacity="100%" style:font-name="Calibri" fo:font-size="10pt" fo:font-style="italic" style:font-name-asian="Calibri1" style:font-size-asian="10pt" style:font-style-asian="italic" style:font-name-complex="SabonLTStd-Italic" style:font-size-complex="10pt" style:font-style-complex="italic"/>
    </style:style>
    <style:style style:name="P27" style:family="paragraph" style:parent-style-name="Standard">
      <style:paragraph-properties fo:margin-top="0in" fo:margin-bottom="0in" style:contextual-spacing="false" fo:line-height="100%"/>
      <style:text-properties fo:color="#949699" loext:opacity="100%" style:font-name="ITCFranklinGothicStd-DmCd" fo:font-size="22pt" style:font-name-asian="Calibri1" style:font-size-asian="22pt" style:font-name-complex="ITCFranklinGothicStd-DmCd1" style:font-size-complex="22pt"/>
    </style:style>
    <style:style style:name="P28"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1.5pt solid #000000"/>
      <style:text-properties fo:color="#000000" loext:opacity="100%" style:font-name="Calibri" fo:font-size="10pt" style:font-name-asian="Calibri1" style:font-size-asian="10pt" style:font-name-complex="SabonLTStd-Roman1" style:font-size-complex="10pt"/>
    </style:style>
    <style:style style:name="P29" style:family="paragraph" style:parent-style-name="Standard">
      <style:paragraph-properties fo:margin-top="0in" fo:margin-bottom="0in" style:contextual-spacing="false" fo:line-height="100%" fo:padding-left="0in" fo:padding-right="0in" fo:padding-top="0.0138in" fo:padding-bottom="0.0138in" fo:border-left="none" fo:border-right="none" fo:border-top="1.5pt solid #000000" fo:border-bottom="1.5pt solid #000000"/>
      <style:text-properties fo:color="#000000" loext:opacity="100%" style:font-name="Calibri" fo:font-size="10pt" style:font-name-asian="Calibri1" style:font-size-asian="10pt" style:font-name-complex="SabonLTStd-Roman1" style:font-size-complex="10pt"/>
    </style:style>
    <style:style style:name="P30" style:family="paragraph" style:parent-style-name="Standard" style:master-page-name="Standard">
      <style:paragraph-properties fo:margin-top="0in" fo:margin-bottom="0in" style:contextual-spacing="false" fo:line-height="100%" style:page-number="auto"/>
    </style:style>
    <style:style style:name="P31" style:family="paragraph" style:parent-style-name="Standard" style:list-style-name="WWNum4">
      <style:paragraph-properties fo:margin-top="0in" fo:margin-bottom="0in" style:contextual-spacing="true" fo:line-height="100%"/>
    </style:style>
    <style:style style:name="P32" style:family="paragraph" style:parent-style-name="Standard" style:list-style-name="WWNum5">
      <style:paragraph-properties fo:margin-top="0in" fo:margin-bottom="0in" style:contextual-spacing="true" fo:line-height="100%"/>
    </style:style>
    <style:style style:name="P33" style:family="paragraph" style:parent-style-name="Standard" style:list-style-name="WWNum6">
      <style:paragraph-properties fo:margin-top="0in" fo:margin-bottom="0in" style:contextual-spacing="true" fo:line-height="100%"/>
    </style:style>
    <style:style style:name="P34" style:family="paragraph" style:parent-style-name="Standard" style:list-style-name="WWNum9">
      <style:paragraph-properties fo:margin-top="0in" fo:margin-bottom="0in" style:contextual-spacing="true" fo:line-height="100%"/>
    </style:style>
    <style:style style:name="P35" style:family="paragraph" style:parent-style-name="Standard" style:list-style-name="WWNum10">
      <style:paragraph-properties fo:margin-top="0in" fo:margin-bottom="0in" style:contextual-spacing="true" fo:line-height="100%"/>
    </style:style>
    <style:style style:name="P36" style:family="paragraph" style:parent-style-name="Standard" style:list-style-name="WWNum11">
      <style:paragraph-properties fo:margin-top="0in" fo:margin-bottom="0in" style:contextual-spacing="true" fo:line-height="100%"/>
    </style:style>
    <style:style style:name="P37" style:family="paragraph" style:parent-style-name="Standard" style:list-style-name="WWNum12">
      <style:paragraph-properties fo:margin-top="0in" fo:margin-bottom="0in" style:contextual-spacing="true" fo:line-height="100%"/>
    </style:style>
    <style:style style:name="P38" style:family="paragraph" style:parent-style-name="Standard" style:list-style-name="WWNum13">
      <style:paragraph-properties fo:margin-top="0in" fo:margin-bottom="0in" style:contextual-spacing="true" fo:line-height="100%"/>
    </style:style>
    <style:style style:name="P39" style:family="paragraph" style:parent-style-name="Standard" style:list-style-name="WWNum14">
      <style:paragraph-properties fo:margin-top="0in" fo:margin-bottom="0in" style:contextual-spacing="true" fo:line-height="100%"/>
    </style:style>
    <style:style style:name="P40" style:family="paragraph" style:parent-style-name="Standard" style:list-style-name="WWNum15">
      <style:paragraph-properties fo:margin-top="0in" fo:margin-bottom="0in" style:contextual-spacing="true" fo:line-height="100%"/>
    </style:style>
    <style:style style:name="P41" style:family="paragraph" style:parent-style-name="Standard" style:list-style-name="WWNum16">
      <style:paragraph-properties fo:margin-top="0in" fo:margin-bottom="0in" style:contextual-spacing="true" fo:line-height="100%"/>
    </style:style>
    <style:style style:name="P42" style:family="paragraph" style:parent-style-name="Standard" style:list-style-name="WWNum17">
      <style:paragraph-properties fo:margin-top="0in" fo:margin-bottom="0in" style:contextual-spacing="true" fo:line-height="100%"/>
    </style:style>
    <style:style style:name="P43" style:family="paragraph" style:parent-style-name="Standard" style:list-style-name="WWNum18">
      <style:paragraph-properties fo:margin-top="0in" fo:margin-bottom="0in" style:contextual-spacing="true" fo:line-height="100%"/>
    </style:style>
    <style:style style:name="P44" style:family="paragraph" style:parent-style-name="Standard" style:list-style-name="WWNum19">
      <style:paragraph-properties fo:margin-top="0in" fo:margin-bottom="0in" style:contextual-spacing="true" fo:line-height="100%"/>
    </style:style>
    <style:style style:name="P45" style:family="paragraph" style:parent-style-name="Standard" style:list-style-name="WWNum20">
      <style:paragraph-properties fo:margin-top="0in" fo:margin-bottom="0in" style:contextual-spacing="true" fo:line-height="100%"/>
    </style:style>
    <style:style style:name="P46" style:family="paragraph" style:parent-style-name="Standard" style:list-style-name="WWNum21">
      <style:paragraph-properties fo:margin-top="0in" fo:margin-bottom="0in" style:contextual-spacing="true" fo:line-height="100%"/>
    </style:style>
    <style:style style:name="P47" style:family="paragraph" style:parent-style-name="Standard" style:list-style-name="WWNum22">
      <style:paragraph-properties fo:margin-top="0in" fo:margin-bottom="0in" style:contextual-spacing="true" fo:line-height="100%"/>
    </style:style>
    <style:style style:name="P48" style:family="paragraph" style:parent-style-name="Standard" style:list-style-name="WWNum23">
      <style:paragraph-properties fo:margin-top="0in" fo:margin-bottom="0in" style:contextual-spacing="true" fo:line-height="100%"/>
    </style:style>
    <style:style style:name="P49" style:family="paragraph" style:parent-style-name="Standard" style:list-style-name="WWNum24">
      <style:paragraph-properties fo:margin-top="0in" fo:margin-bottom="0in" style:contextual-spacing="true" fo:line-height="100%"/>
    </style:style>
    <style:style style:name="P50" style:family="paragraph" style:parent-style-name="Standard" style:list-style-name="WWNum25">
      <style:paragraph-properties fo:margin-top="0in" fo:margin-bottom="0in" style:contextual-spacing="true" fo:line-height="100%"/>
    </style:style>
    <style:style style:name="P51" style:family="paragraph" style:parent-style-name="Standard" style:list-style-name="WWNum26">
      <style:paragraph-properties fo:margin-top="0in" fo:margin-bottom="0in" style:contextual-spacing="true" fo:line-height="100%"/>
    </style:style>
    <style:style style:name="P52" style:family="paragraph" style:parent-style-name="Standard">
      <style:paragraph-properties fo:margin-left="0.5in" fo:margin-right="0in" fo:margin-top="0in" fo:margin-bottom="0in" style:contextual-spacing="true" fo:line-height="100%" fo:text-indent="0in" style:auto-text-indent="false"/>
      <style:text-properties fo:color="#000000" loext:opacity="100%" style:font-name="Calibri" fo:font-size="10pt" style:font-name-asian="Calibri1" style:font-size-asian="10pt" style:font-name-complex="SabonLTStd-Roman1" style:font-size-complex="10pt"/>
    </style:style>
    <style:style style:name="P53" style:family="paragraph" style:parent-style-name="Standard">
      <style:paragraph-properties fo:margin-left="0.5in" fo:margin-right="0in" fo:margin-top="0in" fo:margin-bottom="0in" style:contextual-spacing="true" fo:line-height="100%" fo:text-indent="0in" style:auto-text-indent="false"/>
      <style:text-properties fo:color="#000000" loext:opacity="100%" style:font-name="Calibri" fo:font-size="10pt" fo:font-style="italic" style:font-name-asian="Calibri1" style:font-size-asian="10pt" style:font-style-asian="italic" style:font-name-complex="SabonLTStd-Italic" style:font-size-complex="10pt" style:font-style-complex="italic"/>
    </style:style>
    <style:style style:name="P54" style:family="paragraph" style:parent-style-name="Standard">
      <style:paragraph-properties fo:margin-left="0.5in" fo:margin-right="0in" fo:margin-top="0in" fo:margin-bottom="0in" style:contextual-spacing="false" fo:line-height="100%" fo:text-indent="0in" style:auto-text-indent="false"/>
      <style:text-properties fo:color="#000000" loext:opacity="100%" style:font-name="Calibri" fo:font-size="10pt" style:font-name-asian="Calibri1" style:font-size-asian="10pt" style:font-name-complex="SabonLTStd-Roman1" style:font-size-complex="10pt"/>
    </style:style>
    <style:style style:name="P55" style:family="paragraph" style:parent-style-name="Standard">
      <style:paragraph-properties fo:margin-left="0.5in" fo:margin-right="0in" fo:margin-top="0in" fo:margin-bottom="0.111in" style:contextual-spacing="true" fo:text-indent="0in" style:auto-text-indent="false"/>
      <style:text-properties fo:color="#000000" loext:opacity="100%" style:font-name="Calibri" fo:font-size="10pt" style:font-name-asian="Calibri1" style:font-size-asian="10pt" style:font-name-complex="SabonLTStd-Roman1" style:font-size-complex="10pt"/>
    </style:style>
    <style:style style:name="P56" style:family="paragraph" style:parent-style-name="Standard">
      <style:paragraph-properties fo:margin-left="0.5in" fo:margin-right="0in" fo:margin-top="0in" fo:margin-bottom="0in" style:contextual-spacing="false" fo:line-height="100%" fo:text-indent="0.5in" style:auto-text-indent="false"/>
    </style:style>
    <style:style style:name="P57" style:family="paragraph" style:parent-style-name="Standard">
      <style:paragraph-properties fo:margin-left="0.5in" fo:margin-right="0in" fo:margin-top="0in" fo:margin-bottom="0in" style:contextual-spacing="false" fo:line-height="100%" fo:text-indent="0.5in" style:auto-text-indent="false"/>
      <style:text-properties fo:color="#000000" loext:opacity="100%" style:font-name="Calibri" fo:font-size="10pt" style:font-name-asian="Calibri1" style:font-size-asian="10pt" style:font-name-complex="SabonLTStd-Roman1" style:font-size-complex="10pt"/>
    </style:style>
    <style:style style:name="P58" style:family="paragraph" style:parent-style-name="Standard">
      <style:paragraph-properties fo:margin-left="1in" fo:margin-right="0in" fo:margin-top="0in" fo:margin-bottom="0in" style:contextual-spacing="false" fo:line-height="100%" fo:text-indent="0in" style:auto-text-indent="false"/>
    </style:style>
    <style:style style:name="P59" style:family="paragraph" style:parent-style-name="Standard">
      <style:paragraph-properties fo:margin-left="1in" fo:margin-right="0in" fo:margin-top="0in" fo:margin-bottom="0in" style:contextual-spacing="false" fo:line-height="100%" fo:text-indent="0in" style:auto-text-indent="false"/>
      <style:text-properties fo:color="#000000" loext:opacity="100%" style:font-name="Calibri" fo:font-size="10pt" style:font-name-asian="Calibri1" style:font-size-asian="10pt" style:font-name-complex="SabonLTStd-Roman1" style:font-size-complex="10pt"/>
    </style:style>
    <style:style style:name="P60" style:family="paragraph" style:parent-style-name="Standard">
      <style:paragraph-properties fo:margin-left="0.25in" fo:margin-right="0in" fo:margin-top="0in" fo:margin-bottom="0in" style:contextual-spacing="false" fo:line-height="100%" fo:text-indent="0in" style:auto-text-indent="false"/>
      <style:text-properties fo:color="#000000" loext:opacity="100%" style:font-name="Calibri" fo:font-size="10pt" style:font-name-asian="Calibri1" style:font-size-asian="10pt" style:font-name-complex="SabonLTStd-Roman1" style:font-size-complex="10pt"/>
    </style:style>
    <style:style style:name="P61" style:family="paragraph" style:parent-style-name="Standard">
      <style:paragraph-properties fo:margin-left="0in" fo:margin-right="0in" fo:margin-top="0in" fo:margin-bottom="0in" style:contextual-spacing="false" fo:line-height="100%" fo:text-indent="0.5in" style:auto-text-indent="false"/>
    </style:style>
    <style:style style:name="T1" style:family="text">
      <style:text-properties fo:color="#000000" loext:opacity="100%" style:font-name="Calibri" fo:font-size="24pt" fo:font-weight="bold" style:font-name-asian="Calibri1" style:font-size-asian="24pt" style:font-weight-asian="bold" style:font-name-complex="ITCFranklinGothicStd-DmCd1" style:font-size-complex="24pt"/>
    </style:style>
    <style:style style:name="T2" style:family="text">
      <style:text-properties fo:color="#000000" loext:opacity="100%" style:font-name="Calibri" fo:font-size="24pt" fo:font-weight="bold" style:font-name-asian="Calibri1" style:font-size-asian="24pt" style:font-weight-asian="bold" style:font-name-complex="ITCFranklinGothicStd-Hvy1" style:font-size-complex="24pt"/>
    </style:style>
    <style:style style:name="T3" style:family="text">
      <style:text-properties fo:color="#000000" loext:opacity="100%" style:font-name="Calibri" fo:font-size="24pt" fo:font-weight="bold" style:font-name-asian="Calibri1" style:font-size-asian="24pt" style:font-weight-asian="bold" style:font-name-complex="SabonLTStd-Roman1" style:font-size-complex="24pt"/>
    </style:style>
    <style:style style:name="T4" style:family="text">
      <style:text-properties fo:color="#000000" loext:opacity="100%" style:font-name="Calibri" fo:font-size="8pt" style:font-name-asian="Calibri1" style:font-size-asian="8pt" style:font-name-complex="ITCFranklinGothicStd-BkCd" style:font-size-complex="8pt"/>
    </style:style>
    <style:style style:name="T5" style:family="text">
      <style:text-properties fo:color="#000000" loext:opacity="100%" style:font-name="Calibri" fo:font-size="10pt" style:font-name-asian="Calibri1" style:font-size-asian="10pt" style:font-name-complex="ITCFranklinGothicStd-BkCd" style:font-size-complex="10pt"/>
    </style:style>
    <style:style style:name="T6" style:family="text">
      <style:text-properties fo:color="#000000" loext:opacity="100%" style:font-name="Calibri" fo:font-size="10pt" style:font-name-asian="Calibri1" style:font-size-asian="10pt" style:font-name-complex="SabonLTStd-Roman1" style:font-size-complex="10pt"/>
    </style:style>
    <style:style style:name="T7" style:family="text">
      <style:text-properties fo:color="#000000" loext:opacity="100%" style:font-name="Calibri" fo:font-size="10pt" style:font-name-asian="Calibri1" style:font-size-asian="10pt" style:font-name-complex="SabonLTStd-Bold" style:font-size-complex="10pt" style:font-weight-complex="bold"/>
    </style:style>
    <style:style style:name="T8" style:family="text">
      <style:text-properties fo:color="#000000" loext:opacity="100%" style:font-name="Calibri" fo:font-size="10pt" fo:font-style="italic" style:font-name-asian="Calibri1" style:font-size-asian="10pt" style:font-style-asian="italic" style:font-name-complex="SabonLTStd-Italic" style:font-size-complex="10pt" style:font-style-complex="italic"/>
    </style:style>
    <style:style style:name="T9" style:family="text">
      <style:text-properties fo:color="#000000" loext:opacity="100%" style:font-name="Calibri" fo:font-size="10pt" fo:font-style="italic" style:font-name-asian="Calibri1" style:font-size-asian="10pt" style:font-style-asian="italic" style:font-name-complex="SabonLTStd-BoldItalic" style:font-size-complex="10pt" style:font-style-complex="italic" style:font-weight-complex="bold"/>
    </style:style>
    <style:style style:name="T10" style:family="text">
      <style:text-properties fo:color="#000000" loext:opacity="100%" style:font-name="Calibri" fo:font-size="10pt" fo:font-style="italic" style:font-name-asian="Calibri1" style:font-size-asian="10pt" style:font-style-asian="italic" style:font-name-complex="SabonLTStd-Roman1" style:font-size-complex="10pt"/>
    </style:style>
    <style:style style:name="T11" style:family="text">
      <style:text-properties fo:color="#000000" loext:opacity="100%" style:font-name="Calibri" fo:font-size="10pt" fo:font-style="italic" fo:font-weight="bold" style:font-name-asian="Calibri1" style:font-size-asian="10pt" style:font-style-asian="italic" style:font-weight-asian="bold" style:font-name-complex="SabonLTStd-Italic" style:font-size-complex="10pt" style:font-style-complex="italic"/>
    </style:style>
    <style:style style:name="T12" style:family="text">
      <style:text-properties fo:color="#000000" loext:opacity="100%" style:font-name="Calibri" fo:font-size="10pt" fo:font-style="italic" fo:font-weight="bold" style:font-name-asian="Calibri1" style:font-size-asian="10pt" style:font-style-asian="italic" style:font-weight-asian="bold" style:font-name-complex="ITCFranklinGothicStd-DmCd1" style:font-size-complex="10pt"/>
    </style:style>
    <style:style style:name="T13" style:family="text">
      <style:text-properties fo:color="#000000" loext:opacity="100%" style:font-name="Calibri" fo:font-size="10pt" fo:font-style="italic" fo:font-weight="bold" style:font-name-asian="Calibri1" style:font-size-asian="10pt" style:font-style-asian="italic" style:font-weight-asian="bold" style:font-name-complex="SabonLTStd-BoldItalic" style:font-size-complex="10pt" style:font-style-complex="italic" style:font-weight-complex="bold"/>
    </style:style>
    <style:style style:name="T14" style:family="text">
      <style:text-properties fo:color="#000000" loext:opacity="100%" style:font-name="Calibri" fo:font-size="10pt" fo:font-weight="bold" style:font-name-asian="Calibri1" style:font-size-asian="10pt" style:font-weight-asian="bold" style:font-name-complex="SabonLTStd-Bold" style:font-size-complex="10pt" style:font-weight-complex="bold"/>
    </style:style>
    <style:style style:name="T15" style:family="text">
      <style:text-properties fo:color="#000000" loext:opacity="100%" style:font-name="Calibri" fo:font-size="10pt" fo:font-weight="bold" style:font-name-asian="Calibri1" style:font-size-asian="10pt" style:font-weight-asian="bold" style:font-name-complex="SabonLTStd-Roman1" style:font-size-complex="10pt"/>
    </style:style>
    <style:style style:name="T16" style:family="text">
      <style:text-properties fo:color="#000000" loext:opacity="100%" style:font-name="Calibri" fo:font-size="14pt" fo:font-weight="bold" style:font-name-asian="Calibri1" style:font-size-asian="14pt" style:font-weight-asian="bold" style:font-name-complex="SabonLTStd-Roman1" style:font-size-complex="14pt"/>
    </style:style>
    <style:style style:name="T17" style:family="text">
      <style:text-properties fo:color="#000000" loext:opacity="100%" style:font-name="Calibri" fo:font-size="14pt" fo:font-weight="bold" style:font-name-asian="Calibri1" style:font-size-asian="14pt" style:font-weight-asian="bold" style:font-name-complex="ITCFranklinGothicStd-DmCd1" style:font-size-complex="14pt"/>
    </style:style>
    <style:style style:name="T18" style:family="text">
      <style:text-properties fo:color="#000000" loext:opacity="100%" style:font-name="Calibri" fo:font-size="14pt" style:font-name-asian="Calibri1" style:font-size-asian="14pt" style:font-name-complex="SabonLTStd-Roman1" style:font-size-complex="14pt"/>
    </style:style>
    <style:style style:name="T19" style:family="text">
      <style:text-properties fo:color="#000000" loext:opacity="100%" style:font-name="Calibri" fo:font-size="9pt" style:font-name-asian="Calibri1" style:font-size-asian="9pt" style:font-name-complex="ITCFranklinGothicStd-MdCd" style:font-size-complex="9pt"/>
    </style:style>
    <style:style style:name="T20" style:family="text">
      <style:text-properties fo:color="#000000" loext:opacity="100%" style:font-name="Calibri" fo:font-size="9pt" style:font-name-asian="Calibri1" style:font-size-asian="9pt" style:font-name-complex="ITCFranklinGothicStd-DmCd1" style:font-size-complex="9pt"/>
    </style:style>
    <style:style style:name="T21" style:family="text">
      <style:text-properties fo:color="#000000" loext:opacity="100%" style:font-name="Calibri" fo:font-size="9pt" fo:font-style="italic" style:font-name-asian="Calibri1" style:font-size-asian="9pt" style:font-style-asian="italic" style:font-name-complex="ITCFranklinGothicStd-BkCdIt" style:font-size-complex="9pt" style:font-style-complex="italic"/>
    </style:style>
    <style:style style:name="T22" style:family="text">
      <style:text-properties fo:color="#000000" loext:opacity="100%" style:font-name="Calibri" fo:font-size="9pt" fo:font-style="italic" fo:font-weight="bold" style:font-name-asian="Calibri1" style:font-size-asian="9pt" style:font-style-asian="italic" style:font-weight-asian="bold" style:font-name-complex="ITCFranklinGothicStd-DmCd1" style:font-size-complex="9pt"/>
    </style:style>
    <style:style style:name="T23" style:family="text">
      <style:text-properties fo:color="#000000" loext:opacity="100%" style:font-name="Calibri" fo:font-size="9pt" fo:font-weight="bold" style:font-name-asian="Calibri1" style:font-size-asian="9pt" style:font-weight-asian="bold" style:font-name-complex="ITCFranklinGothicStd-MdCd" style:font-size-complex="9pt"/>
    </style:style>
    <style:style style:name="T24" style:family="text">
      <style:text-properties fo:color="#000000" loext:opacity="100%" style:font-name="ITCFranklinGothicStd-DmCd" fo:font-size="9pt" fo:font-style="italic" fo:font-weight="bold" style:font-name-asian="Calibri1" style:font-size-asian="9pt" style:font-style-asian="italic" style:font-weight-asian="bold" style:font-name-complex="ITCFranklinGothicStd-DmCd1" style:font-size-complex="9pt"/>
    </style:style>
    <style:style style:name="T25" style:family="text">
      <style:text-properties fo:color="#000000" loext:opacity="100%" style:font-name="ITCFranklinGothicStd-DmCd" fo:font-size="9pt" style:font-name-asian="Calibri1" style:font-size-asian="9pt" style:font-name-complex="ITCFranklinGothicStd-DmCd1" style:font-size-complex="9pt"/>
    </style:style>
    <style:style style:name="T26" style:family="text">
      <style:text-properties fo:color="#808080" loext:opacity="100%" style:font-name="Calibri" fo:font-size="24pt" fo:font-weight="bold" style:font-name-asian="Calibri1" style:font-size-asian="24pt" style:font-weight-asian="bold" style:font-name-complex="SabonLTStd-Roman1"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English 111: Composition I</text:span></text:p>
      <text:p text:style-name="P2"/>
      <text:p text:style-name="P1"><text:span text:style-name="T1">ASSIGNMENT </text:span><text:span text:style-name="T2">1</text:span></text:p>
      <text:p text:style-name="P1"><text:span text:style-name="T3">Self-Awareness as a Writer </text:span><text:span text:style-name="T26">(Cover Sheet)</text:span></text:p>
      <text:p text:style-name="P3"/>
      <text:p text:style-name="P3"/>
      <text:p text:style-name="P3"/>
      <text:p text:style-name="P3"/>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text:span></text:p>
      <text:p text:style-name="P1"><text:span text:style-name="T5">WRITING CENTER STAFF SIGNATUR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6">Name one thing the English Department could change to improve this assignment:</text:span></text:p>
      <text:p text:style-name="P28"/>
      <text:p text:style-name="P28"/>
      <text:p text:style-name="P7"/>
      <text:p text:style-name="P7"/>
      <text:p text:style-name="P29"/>
      <text:p text:style-name="P29"/>
      <text:p text:style-name="P7"/>
      <text:p text:style-name="P1"><text:soft-page-break/><text:span text:style-name="T8">(Use the back of this sheet if you need more room.)</text:span></text:p>
      <text:p text:style-name="P1"><text:span text:style-name="T1">English 111: Composition I</text:span></text:p>
      <text:p text:style-name="P2"/>
      <text:p text:style-name="P1"><text:span text:style-name="T1">ASSIGNMENT </text:span><text:span text:style-name="T2">1</text:span></text:p>
      <text:p text:style-name="P1"><text:span text:style-name="T3">Self-Awareness as a Writer </text:span><text:span text:style-name="T26">(Checklist)</text:span></text:p>
      <text:p text:style-name="P10"/>
      <text:p text:style-name="P10"/>
      <text:p text:style-name="P8"/>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_</text:span></text:p>
      <text:p text:style-name="P1"><text:span text:style-name="T5">WRITING CENTER STAFF SIGNATURE</text:span></text:p>
      <text:p text:style-name="P7"/>
      <text:p text:style-name="P10"/>
      <text:p text:style-name="P10"/>
      <text:p text:style-name="P10"/>
      <text:p text:style-name="P1"><text:span text:style-name="T11">(Checklist to be filled out by Writing Center staff)</text:span></text:p>
      <text:p text:style-name="P10"/>
      <text:p text:style-name="P10"/>
      <text:p text:style-name="P1"><text:span text:style-name="T6">__________ 1. The student has responded to 1 of the questions with 3 paragraphs.</text:span></text:p>
      <text:p text:style-name="P7"/>
      <text:p text:style-name="P1"><text:span text:style-name="T6">__________ 2. Each paragraph contains 6–8 sentences.</text:span></text:p>
      <text:p text:style-name="P7"/>
      <text:p text:style-name="P1"><text:span text:style-name="T6">__________ 3. The student has written a sentence that sums up the main idea of the 3 paragraphs.</text:span></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text:span text:style-name="T1">English 111: Composition I</text:span></text:p>
      <text:p text:style-name="P2"/>
      <text:p text:style-name="P1"><text:span text:style-name="T1">ASSIGNMENT </text:span><text:span text:style-name="T2">1</text:span></text:p>
      <text:p text:style-name="P1"><text:span text:style-name="T3">Self-Awareness as a Writer</text:span></text:p>
      <text:p text:style-name="P7"/>
      <text:p text:style-name="P7"/>
      <text:p text:style-name="P7"/>
      <text:p text:style-name="P1"><text:span text:style-name="T12">Purpose: This assignment is intended to encourage you to become more self-aware as a writer. It asks you to write about your own writing history.</text:span></text:p>
      <text:p text:style-name="P11"/>
      <text:p text:style-name="P20"/>
      <text:p text:style-name="P1"><text:span text:style-name="T16">Research Tells Us This:</text:span></text:p>
      <text:list xml:id="list1091239791" text:style-name="WWNum4">
        <text:list-item>
          <text:p text:style-name="P31"><text:span text:style-name="T6">Virtually all high-level technical and professional jobs involve lots of writing.</text:span></text:p>
        </text:list-item>
        <text:list-item>
          <text:p text:style-name="P31"><text:span text:style-name="T6">Technical employers, when asked about needed workforce skills, invariably mention written communication.</text:span></text:p>
        </text:list-item>
        <text:list-item>
          <text:p text:style-name="P31"><text:span text:style-name="T6">Most professional writing is done by people who don’t consider themselves writers.</text:span></text:p>
        </text:list-item>
        <text:list-item>
          <text:p text:style-name="P31"><text:span text:style-name="T6">High-level workers report that writing comprises at least two-thirds of their workload.</text:span></text:p>
        </text:list-item>
      </text:list>
      <text:p text:style-name="P7"/>
      <text:p text:style-name="P1"><text:span text:style-name="T6">We will be encouraging you to practice writing, but we also want you to become conscious of your own capabilities as a writer so you can watch your own growth. This exercise is a starting point for your exploration.</text:span></text:p>
      <text:p text:style-name="P24"/>
      <text:p text:style-name="P24"/>
      <text:p text:style-name="P1"><text:span text:style-name="T17">ASSIGNMENT</text:span></text:p>
      <text:p text:style-name="P1"><text:span text:style-name="T19">HERE IS WHAT WE WOULD LIKE YOU TO DO:</text:span></text:p>
      <text:list xml:id="list2002391223" text:style-name="WWNum5">
        <text:list-item>
          <text:p text:style-name="P32"><text:span text:style-name="T6">Write a 3-paragraph response to </text:span><text:span text:style-name="T14">1 </text:span><text:span text:style-name="T6">of the following 4 questions: A, B, C, or D. Make sure that each paragraph has 6-8 sentences.</text:span></text:p>
        </text:list-item>
        <text:list-item>
          <text:p text:style-name="P32"><text:span text:style-name="T6">After your 3 paragraphs, write a 1-sentence statement that sums up the main idea of what you have written. This sentence will be similar to a </text:span><text:span text:style-name="T13">thesis statement</text:span><text:span text:style-name="T6">, an important element of writing that this book will address in fuller detail later.</text:span></text:p>
        </text:list-item>
        <text:list-item>
          <text:p text:style-name="P32"><text:span text:style-name="T6">Share your finished work with a Writing Center staff member. Take time to ask any questions you might have.</text:span></text:p>
        </text:list-item>
        <text:list-item>
          <text:p text:style-name="P32"><text:span text:style-name="T6">Save what you have written. You will use it again in Assignment 2.</text:span></text:p>
        </text:list-item>
      </text:list>
      <text:p text:style-name="P7"/>
      <text:p text:style-name="P1"><text:span text:style-name="T16">Questions</text:span></text:p>
      <text:list xml:id="list3897510562" text:style-name="WWNum6">
        <text:list-item>
          <text:p text:style-name="P33"><text:span text:style-name="T6">Describe your academic background in writing, being as specific as you can about types of assignments, expectations, and basis for teachers’ grading.</text:span></text:p>
        </text:list-item>
      </text:list>
      <text:p text:style-name="P52"/>
      <text:list xml:id="list3740634006107" text:continue-numbering="true" text:style-name="WWNum6">
        <text:list-item>
          <text:p text:style-name="P33"><text:span text:style-name="T6">Describe any writing you do or have done that is not a school assignment. Do you ever write for pleasure? Tell us about any writing your friends and family members do.</text:span></text:p>
        </text:list-item>
      </text:list>
      <text:p text:style-name="P7"/>
      <text:list xml:id="list3740773422146" text:continue-numbering="true" text:style-name="WWNum6">
        <text:list-item>
          <text:p text:style-name="P33"><text:span text:style-name="T6">Describe yourself as a writer, including likes and dislikes, limitations and strengths, and anything that’s part of your writing routine.</text:span></text:p>
        </text:list-item>
      </text:list>
      <text:p text:style-name="P7"/>
      <text:list xml:id="list3739801131986" text:continue-numbering="true" text:style-name="WWNum6">
        <text:list-item>
          <text:p text:style-name="P33"><text:soft-page-break/><text:span text:style-name="T6">What brings you to writing classes at WCC? If it’s transfer credit, where do you hope to transfer, and what field will you be studying? If it’s preparation for better employment opportunities, what field would you like to be in?</text:span></text:p>
        </text:list-item>
      </text:list>
      <text:p text:style-name="P1"><text:span text:style-name="T1">English 111: Composition I</text:span></text:p>
      <text:p text:style-name="P2"/>
      <text:p text:style-name="P1"><text:span text:style-name="T1">ASSIGNMENT </text:span><text:span text:style-name="T2">2</text:span></text:p>
      <text:p text:style-name="P1"><text:span text:style-name="T3">Punctuation Review </text:span><text:span text:style-name="T26">(Cover Sheet)</text:span></text:p>
      <text:p text:style-name="P3"/>
      <text:p text:style-name="P3"/>
      <text:p text:style-name="P3"/>
      <text:p text:style-name="P3"/>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text:span></text:p>
      <text:p text:style-name="P1"><text:span text:style-name="T5">WRITING CENTER STAFF SIGNATUR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6">Name one thing the English Department could change to improve this assignment:</text:span></text:p>
      <text:p text:style-name="P28"/>
      <text:p text:style-name="P28"/>
      <text:p text:style-name="P7"/>
      <text:p text:style-name="P7"/>
      <text:p text:style-name="P29"/>
      <text:p text:style-name="P29"/>
      <text:p text:style-name="P7"/>
      <text:p text:style-name="P1"><text:soft-page-break/><text:span text:style-name="T8">(Use the back of this sheet if you need more room.)</text:span></text:p>
      <text:p text:style-name="P7"/>
      <text:p text:style-name="P1"><text:span text:style-name="T1">English 111: Composition I</text:span></text:p>
      <text:p text:style-name="P2"/>
      <text:p text:style-name="P1"><text:span text:style-name="T1">ASSIGNMENT </text:span><text:span text:style-name="T2">2</text:span></text:p>
      <text:p text:style-name="P1"><text:span text:style-name="T3">Punctuation Review </text:span><text:span text:style-name="T26">(Checklist)</text:span></text:p>
      <text:p text:style-name="P26"/>
      <text:p text:style-name="P10"/>
      <text:p text:style-name="P8"/>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_</text:span></text:p>
      <text:p text:style-name="P1"><text:span text:style-name="T5">WRITING CENTER STAFF SIGNATURE</text:span></text:p>
      <text:p text:style-name="P7"/>
      <text:p text:style-name="P10"/>
      <text:p text:style-name="P10"/>
      <text:p text:style-name="P10"/>
      <text:p text:style-name="P1"><text:span text:style-name="T11">(Checklist to be filled out by Writing Center staff)</text:span></text:p>
      <text:p text:style-name="P7"/>
      <text:p text:style-name="P1"><text:span text:style-name="T6">__________ 1. The student has completed Exercise 1: Commas with at least 80% accuracy.</text:span></text:p>
      <text:p text:style-name="P7"/>
      <text:p text:style-name="P1"><text:span text:style-name="T6">__________ 2. The student has completed Exercise 2: Commas, Semicolons, and Colons with at least 80% <text:s/></text:span></text:p>
      <text:p text:style-name="P1"><text:span text:style-name="T6"><text:s text:c="28"/>accuracy.</text:span></text:p>
      <text:p text:style-name="P7"/>
      <text:p text:style-name="P1"><text:span text:style-name="T6">__________ 3. The student has completed Exercise 3: Apostrophes with at least 80% accuracy.</text:span></text:p>
      <text:p text:style-name="P7"/>
      <text:p text:style-name="P1"><text:span text:style-name="T6">__________ 4. In all three exercises, the student has named the rule that determines the punctuation choice.</text:span></text:p>
      <text:p text:style-name="P7"/>
      <text:p text:style-name="P1"><text:span text:style-name="T6">__________ 5. The student has brought Assignment 1 with all the punctuation marks circled or underlined and has </text:span></text:p>
      <text:p text:style-name="P1"><text:span text:style-name="T6"><text:s text:c="27"/>discussed punctuation choices with a Writing Center staff member.</text:span></text:p>
      <text:p text:style-name="P7"/>
      <text:p text:style-name="P7"/>
      <text:p text:style-name="P7"/>
      <text:p text:style-name="P7"/>
      <text:p text:style-name="P7"/>
      <text:p text:style-name="P7"><text:soft-page-break/></text:p>
      <text:p text:style-name="P7"/>
      <text:p text:style-name="P7"/>
      <text:p text:style-name="P1"><text:span text:style-name="T1">English 111: Composition I</text:span></text:p>
      <text:p text:style-name="P2"/>
      <text:p text:style-name="P1"><text:span text:style-name="T1">ASSIGNMENT </text:span><text:span text:style-name="T2">2</text:span></text:p>
      <text:p text:style-name="P1"><text:span text:style-name="T3">Punctuation Review</text:span></text:p>
      <text:p text:style-name="P7"/>
      <text:p text:style-name="P7"/>
      <text:p text:style-name="P1"><text:span text:style-name="T24">Purpose: In this unit, you will review four major punctuation marks: the comma, the semicolon, the colon, and the apostrophe. (If you need more information than we provide here, consult a recent grammar book.)</text:span></text:p>
      <text:p text:style-name="P21"/>
      <text:p text:style-name="P21"/>
      <text:p text:style-name="P1"><text:span text:style-name="T25">Increased knowledge of the uses of these punctuation marks will provide you with two immediate benefits:</text:span></text:p>
      <text:list xml:id="list526143022" text:style-name="WWNum9">
        <text:list-item>
          <text:p text:style-name="P34"><text:span text:style-name="T25">Your writing will be clearer and easier to read.</text:span></text:p>
        </text:list-item>
        <text:list-item>
          <text:p text:style-name="P34"><text:span text:style-name="T25">Your academic and professional credibility will be enhanced because an educated reader will see that you have taken the time to master some of the conventions of Standard English.</text:span></text:p>
        </text:list-item>
      </text:list>
      <text:p text:style-name="P20"/>
      <text:p text:style-name="P20"/>
      <text:p text:style-name="P1"><text:span text:style-name="T25">This unit will begin with a brief overview of basic rules, then ask you to do some exercisesusing these rules, and then ask you to revisit your Assignment 1.</text:span></text:p>
      <text:p text:style-name="P20"/>
      <text:p text:style-name="P20"/>
      <text:p text:style-name="P1"><text:span text:style-name="T17">RULES</text:span></text:p>
      <text:p text:style-name="P13"/>
      <text:p text:style-name="P1"><text:span text:style-name="T16">Part 1: Major Uses of the Comma</text:span></text:p>
      <text:list xml:id="list1326153106" text:style-name="WWNum10">
        <text:list-item>
          <text:p text:style-name="P35"><text:span text:style-name="T6">Use commas between a series of three or more items.</text:span></text:p>
        </text:list-item>
      </text:list>
      <text:p text:style-name="P52"/>
      <text:p text:style-name="P56"><text:span text:style-name="T6">The basket held apples, oranges, and bananas.</text:span></text:p>
      <text:p text:style-name="P57"/>
      <text:p text:style-name="P56"><text:span text:style-name="T6">A financial advisor will compute your taxes, manage your portfolio, and notarize your living will.</text:span></text:p>
      <text:p text:style-name="P4"/>
      <text:list xml:id="list3740743592343" text:continue-numbering="true" text:style-name="WWNum10">
        <text:list-item>
          <text:p text:style-name="P35"><text:span text:style-name="T6">Use a comma before a coordinating conjunction (</text:span><text:span text:style-name="T8">for, and, nor, but, or, yet, so</text:span><text:span text:style-name="T6">) that joins two independent clauses (word groups that can stand alone as sentences).</text:span></text:p>
        </text:list-item>
      </text:list>
      <text:p text:style-name="P52"/>
      <text:p text:style-name="P56"><text:span text:style-name="T6">The chef peeled the potatoes, and the bartender polished the glasses.</text:span></text:p>
      <text:p text:style-name="P7"/>
      <text:p text:style-name="P58"><text:span text:style-name="T6">Happiness is everyone’s goal, but no one really knows how to achieve it.</text:span></text:p>
      <text:p text:style-name="P7"/>
      <text:list xml:id="list3740253645838" text:continue-numbering="true" text:style-name="WWNum10">
        <text:list-item>
          <text:p text:style-name="P35"><text:span text:style-name="T6">Use a comma after a word group that introduces an independent clause (word group that can stand alone as a sentence).</text:span></text:p>
        </text:list-item>
      </text:list>
      <text:p text:style-name="P52"/>
      <text:p text:style-name="P56"><text:span text:style-name="T6">After a long rain delay, we set up the volleyball net.</text:span></text:p>
      <text:p text:style-name="P7"/>
      <text:p text:style-name="P56"><text:span text:style-name="T6">Whenever life seems to be moving too fast, she likes to curl up with a good book.</text:span></text:p>
      <text:p text:style-name="P57"/>
      <text:list xml:id="list3739249987029" text:continue-numbering="true" text:style-name="WWNum10">
        <text:list-item>
          <text:p text:style-name="P35"><text:soft-page-break/><text:span text:style-name="T6">Use a comma between coordinate adjectives (adjectives that can take the word </text:span><text:span text:style-name="T8">and </text:span><text:span text:style-name="T6">between them).</text:span></text:p>
        </text:list-item>
      </text:list>
      <text:p text:style-name="P53"/>
      <text:p text:style-name="P56"><text:span text:style-name="T6">Women were attracted to Stan because he was the strong, silent type.</text:span></text:p>
      <text:p text:style-name="P10"/>
      <text:p text:style-name="P56"><text:span text:style-name="T8">Ulysses </text:span><text:span text:style-name="T6">is a long, difficult book.</text:span></text:p>
      <text:list xml:id="list3739165305286" text:continue-numbering="true" text:style-name="WWNum10">
        <text:list-item>
          <text:p text:style-name="P35"><text:span text:style-name="T6">Use commas to set off transitions.</text:span></text:p>
        </text:list-item>
      </text:list>
      <text:p text:style-name="P52"/>
      <text:p text:style-name="P56"><text:span text:style-name="T6">Nevertheless, we will continue to work hard.</text:span></text:p>
      <text:p text:style-name="P7"/>
      <text:p text:style-name="P56"><text:span text:style-name="T6">Miriam’s husband, on the other hand, loves red meat.</text:span></text:p>
      <text:p text:style-name="P57"/>
      <text:list xml:id="list3740413707755" text:continue-numbering="true" text:style-name="WWNum10">
        <text:list-item>
          <text:p text:style-name="P35"><text:span text:style-name="T6">Use commas to set off nonrestrictive elements in sentences. (Nonrestrictive elements are nonessential information. If you remove them, the meaning of the sentence doesn’t change.)</text:span></text:p>
        </text:list-item>
      </text:list>
      <text:p text:style-name="P52"/>
      <text:p text:style-name="P56"><text:span text:style-name="T6">Mary Shelley’s first novel, </text:span><text:span text:style-name="T8">Frankenstein</text:span><text:span text:style-name="T6">, remains a classic.</text:span></text:p>
      <text:p text:style-name="P7"/>
      <text:p text:style-name="P56"><text:span text:style-name="T6">He lives in North Dakota, which receives the fewest tourists of any state in the nation.</text:span></text:p>
      <text:p text:style-name="P4"/>
      <text:list xml:id="list3740949833746" text:continue-numbering="true" text:style-name="WWNum10">
        <text:list-item>
          <text:p text:style-name="P35"><text:span text:style-name="T6">Use commas to set off contrasted elements.</text:span></text:p>
        </text:list-item>
      </text:list>
      <text:p text:style-name="P54"/>
      <text:p text:style-name="P56"><text:span text:style-name="T6">The true genius in the Mendelssohn family was Fanny, not Felix.</text:span></text:p>
      <text:p text:style-name="P57"/>
      <text:p text:style-name="P56"><text:span text:style-name="T6">Mario, unlike his father, is a real sports fan.</text:span></text:p>
      <text:p text:style-name="P57"/>
      <text:list xml:id="list3739668853828" text:continue-numbering="true" text:style-name="WWNum10">
        <text:list-item>
          <text:p text:style-name="P35"><text:span text:style-name="T6">Use commas to set off dialogue or interrogative tags.</text:span></text:p>
        </text:list-item>
      </text:list>
      <text:p text:style-name="P52"/>
      <text:p text:style-name="P56"><text:span text:style-name="T6">“Your first essay is due in two weeks,” said the professor.</text:span></text:p>
      <text:p text:style-name="P57"/>
      <text:p text:style-name="P56"><text:span text:style-name="T6">The work week seems to last forever, doesn’t it?</text:span></text:p>
      <text:p text:style-name="P22"/>
      <text:p text:style-name="P22"/>
      <text:p text:style-name="P1"><text:span text:style-name="T17">ASSIGNMENT: Exercise 1</text:span></text:p>
      <text:p text:style-name="P1"><text:span text:style-name="T6">On this sheet or on your own paper, rewrite the following sentences with </text:span><text:span text:style-name="T14">commas </text:span><text:span text:style-name="T6">placed where needed.</text:span></text:p>
      <text:p text:style-name="P1"><text:span text:style-name="T6">After each sentence, name the rule that determines your choice. Use words, not rule numbers.</text:span></text:p>
      <text:p text:style-name="P7"/>
      <text:list xml:id="list389318517" text:style-name="WWNum11">
        <text:list-item>
          <text:p text:style-name="P36"><text:span text:style-name="T6">Even after her leg was amputated Sarah Bernhardt toured Europe and the United States.</text:span></text:p>
        </text:list-item>
      </text:list>
      <text:p text:style-name="P52"/>
      <text:p text:style-name="P52"/>
      <text:list xml:id="list3740740924987" text:continue-numbering="true" text:style-name="WWNum11">
        <text:list-item>
          <text:p text:style-name="P36"><text:span text:style-name="T6">The professor’s warm gentle voice soothed the weary frustrated students.</text:span></text:p>
        </text:list-item>
      </text:list>
      <text:p text:style-name="P55"/>
      <text:p text:style-name="P55"/>
      <text:list xml:id="list3739759092433" text:continue-numbering="true" text:style-name="WWNum11">
        <text:list-item>
          <text:p text:style-name="P36"><text:span text:style-name="T6">The Maya are famous for their calendar and the Aztecs are notorious for their human sacrifices.</text:span></text:p>
        </text:list-item>
      </text:list>
      <text:p text:style-name="P55"/>
      <text:p text:style-name="P55"/>
      <text:list xml:id="list3740241540990" text:continue-numbering="true" text:style-name="WWNum11">
        <text:list-item>
          <text:p text:style-name="P36"><text:span text:style-name="T6">Shakespeare’s first tragedy </text:span><text:span text:style-name="T8">Titus Andronicus </text:span><text:span text:style-name="T6">was a big hit; today however it is not regarded highly.</text:span></text:p>
        </text:list-item>
      </text:list>
      <text:p text:style-name="P55"/>
      <text:p text:style-name="P55"><text:soft-page-break/></text:p>
      <text:list xml:id="list3740932335088" text:continue-numbering="true" text:style-name="WWNum11">
        <text:list-item>
          <text:p text:style-name="P36"><text:span text:style-name="T6">The tsunami ravaged Sri Lanka where hundreds of people lost their lives.</text:span></text:p>
        </text:list-item>
      </text:list>
      <text:p text:style-name="P55"/>
      <text:p text:style-name="P7"/>
      <text:p text:style-name="P1"><text:span text:style-name="T16">Part 2: Major Uses of the Semicolon</text:span></text:p>
      <text:list xml:id="list1038770472" text:style-name="WWNum12">
        <text:list-item>
          <text:p text:style-name="P37"><text:span text:style-name="T6">Use a semicolon between two closely related independent clauses (word groups that can stand alone as sentences).</text:span></text:p>
        </text:list-item>
      </text:list>
      <text:p text:style-name="P52"/>
      <text:p text:style-name="P56"><text:span text:style-name="T6">Ingrid believes in ghosts; Lars thinks they are figments of her imagination.</text:span></text:p>
      <text:p text:style-name="P56"><text:span text:style-name="T6">Some of the students rolled their eyes; others simply yawned.</text:span></text:p>
      <text:p text:style-name="P57"/>
      <text:list xml:id="list3740114886810" text:continue-numbering="true" text:style-name="WWNum12">
        <text:list-item>
          <text:p text:style-name="P37"><text:span text:style-name="T6">Use a semicolon between independent clauses that are linked by a transition.</text:span></text:p>
        </text:list-item>
      </text:list>
      <text:p text:style-name="P52"/>
      <text:p text:style-name="P56"><text:span text:style-name="T6">Elisa brought noodles, sauce, and cheese; however, she forgot the sausage.</text:span></text:p>
      <text:p text:style-name="P7"/>
      <text:p text:style-name="P56"><text:span text:style-name="T6">Lin likes Shakespeare’s comedies; Connor, on the other hand, prefers the tragedies.</text:span></text:p>
      <text:p text:style-name="P57"/>
      <text:list xml:id="list3739958193160" text:continue-numbering="true" text:style-name="WWNum12">
        <text:list-item>
          <text:p text:style-name="P37"><text:span text:style-name="T6">Use semicolons between items in a series that contain internal commas.</text:span></text:p>
        </text:list-item>
      </text:list>
      <text:p text:style-name="P52"/>
      <text:p text:style-name="P56"><text:span text:style-name="T6">Thierry has lived in Ankara, Turkey; Frankfurt, Germany; and Naples, Italy.</text:span></text:p>
      <text:p text:style-name="P7"/>
      <text:p text:style-name="P58"><text:span text:style-name="T6">Tomoyo’s CD shelf is crammed with American classics: </text:span><text:span text:style-name="T8">Highway 61 Revisited</text:span><text:span text:style-name="T6">, </text:span><text:span text:style-name="T8">Blonde on Blonde</text:span><text:span text:style-name="T6">, and </text:span><text:span text:style-name="T8">Blood on the Tracks</text:span><text:span text:style-name="T6">, by Bob Dylan; </text:span><text:span text:style-name="T8">Car Wheels on a Gravel Road</text:span><text:span text:style-name="T6">, </text:span><text:span text:style-name="T8">Essence</text:span><text:span text:style-name="T6">, and </text:span><text:span text:style-name="T8">World without Tears</text:span><text:span text:style-name="T6">, by Lucinda Williams; and </text:span><text:span text:style-name="T8">Mingus Ah Um</text:span><text:span text:style-name="T6">, </text:span><text:span text:style-name="T8">Pithecanthropus Erectus</text:span><text:span text:style-name="T6">, and </text:span><text:span text:style-name="T8">New Tijuana Moods</text:span><text:span text:style-name="T6">, by Charles Mingus.</text:span></text:p>
      <text:p text:style-name="P14"/>
      <text:p text:style-name="P1"><text:span text:style-name="T16">Part 3: Major Uses of the Colon</text:span></text:p>
      <text:list xml:id="list3568082637" text:style-name="WWNum13">
        <text:list-item>
          <text:p text:style-name="P38"><text:span text:style-name="T6">Use a colon after an independent clause (word group that can stand alone as a sentence) that introduces a list.</text:span></text:p>
        </text:list-item>
      </text:list>
      <text:p text:style-name="P52"/>
      <text:p text:style-name="P56"><text:span text:style-name="T6">The anthology contains her favorite poets: Maya Angelou, Nikki Giovanni, and Rita Dove.</text:span></text:p>
      <text:p text:style-name="P7"/>
      <text:p text:style-name="P58"><text:span text:style-name="T6">His supervisor gave him three pieces of advice: comb your hair, polish your shoes, and come to work on time.</text:span></text:p>
      <text:p text:style-name="P59"/>
      <text:list xml:id="list3740373799115" text:continue-numbering="true" text:style-name="WWNum13">
        <text:list-item>
          <text:p text:style-name="P38"><text:span text:style-name="T6">Use a colon after an independent clause that introduces a quotation.</text:span></text:p>
        </text:list-item>
      </text:list>
      <text:p text:style-name="P52"/>
      <text:p text:style-name="P56"><text:span text:style-name="T6">Their father’s words still rang in their ears: “Always buy the best thing you can afford.”</text:span></text:p>
      <text:p text:style-name="P7"/>
      <text:p text:style-name="P56"><text:span text:style-name="T6">Hamlet says it best: “To be, or not to be—that is the question.”</text:span></text:p>
      <text:p text:style-name="P57"/>
      <text:p text:style-name="P1"><text:span text:style-name="T6">3. Use a colon between two independent clauses if the second clause summarizes or explains the first.</text:span></text:p>
      <text:p text:style-name="P7"/>
      <text:p text:style-name="P56"><text:span text:style-name="T6">There is one good reason for her excellence: she works hard.</text:span></text:p>
      <text:p text:style-name="P7"/>
      <text:p text:style-name="P56"><text:span text:style-name="T6">The philosophers are right: evil is banal.</text:span></text:p>
      <text:p text:style-name="P57"/>
      <text:p text:style-name="P57"/>
      <text:p text:style-name="P1"><text:soft-page-break/><text:span text:style-name="T17">ASSIGNMENT: Exercise 2</text:span></text:p>
      <text:p text:style-name="P1"><text:span text:style-name="T6">On your own paper, rewrite the following sentences with either </text:span><text:span text:style-name="T14">colons </text:span><text:span text:style-name="T6">or </text:span><text:span text:style-name="T14">semicolons </text:span><text:span text:style-name="T6">filled correctly in the blanks. After each sentence, name the rule that determines your</text:span><text:span text:style-name="T14"> </text:span><text:span text:style-name="T6">choice. Use words, not rule numbers.</text:span></text:p>
      <text:p text:style-name="P12"/>
      <text:list xml:id="list1429409008" text:style-name="WWNum14">
        <text:list-item>
          <text:p text:style-name="P39"><text:span text:style-name="T6">William Shakespeare and his wife, Anne, had three children _____ Susanna, Hamnet, and Judith.</text:span></text:p>
        </text:list-item>
      </text:list>
      <text:p text:style-name="P7"/>
      <text:p text:style-name="P7"/>
      <text:list xml:id="list3740646296598" text:continue-numbering="true" text:style-name="WWNum14">
        <text:list-item>
          <text:p text:style-name="P39"><text:span text:style-name="T6">Greeks invented drama _____ Americans invented rock ’n’ roll.</text:span></text:p>
        </text:list-item>
      </text:list>
      <text:p text:style-name="P7"/>
      <text:p text:style-name="P7"/>
      <text:list xml:id="list3739094860238" text:continue-numbering="true" text:style-name="WWNum14">
        <text:list-item>
          <text:p text:style-name="P39"><text:span text:style-name="T6">Heraclitus gives the best advice about the phenomenological world _____ “You cannot step into the same river twice.”</text:span></text:p>
        </text:list-item>
        <text:list-item>
          <text:p text:style-name="P39"><text:span text:style-name="T6">He wants to move to a Midwestern college town _____ Madison, home of the University of Wisconsin _____ Iowa City, home of the University of Iowa _____ or Ann Arbor, home of the University of Michigan.</text:span></text:p>
        </text:list-item>
      </text:list>
      <text:p text:style-name="P52"/>
      <text:p text:style-name="P52"/>
      <text:list xml:id="list3738882635030" text:continue-numbering="true" text:style-name="WWNum14">
        <text:list-item>
          <text:p text:style-name="P39"><text:span text:style-name="T6">Leticia loves the Oxford comma _____ Dolores, however, does not.</text:span></text:p>
        </text:list-item>
      </text:list>
      <text:p text:style-name="P55"/>
      <text:p text:style-name="P52"/>
      <text:p text:style-name="P14"/>
      <text:p text:style-name="P1"><text:span text:style-name="T16">Part 4: Major Uses of the Apostrophe</text:span></text:p>
      <text:list xml:id="list3831214097" text:style-name="WWNum15">
        <text:list-item>
          <text:p text:style-name="P40"><text:span text:style-name="T6">Add ’s to make the possessive form of the following: singular nouns, plural nouns that do not end in –s, and indefinite pronouns.</text:span></text:p>
        </text:list-item>
      </text:list>
      <text:p text:style-name="P52"/>
      <text:p text:style-name="P56"><text:span text:style-name="T6">Chris’s car has become the children’s bus.</text:span></text:p>
      <text:p text:style-name="P7"/>
      <text:p text:style-name="P56"><text:span text:style-name="T6">Those records are nobody’s business but mine.</text:span></text:p>
      <text:p text:style-name="P57"/>
      <text:list xml:id="list3740297849145" text:continue-numbering="true" text:style-name="WWNum15">
        <text:list-item>
          <text:p text:style-name="P40"><text:span text:style-name="T6">Add only an apostrophe to make the possessive form of plural nouns that end in –s.</text:span></text:p>
        </text:list-item>
      </text:list>
      <text:p text:style-name="P52"/>
      <text:p text:style-name="P56"><text:span text:style-name="T6">Their grandparents’ cottage was nestled in the woods.</text:span></text:p>
      <text:p text:style-name="P7"/>
      <text:p text:style-name="P56"><text:span text:style-name="T6">Ten years’ accumulation of dust coated the boxes in the attic.</text:span></text:p>
      <text:p text:style-name="P57"/>
      <text:list xml:id="list3739087864594" text:continue-numbering="true" text:style-name="WWNum15">
        <text:list-item>
          <text:p text:style-name="P40"><text:span text:style-name="T6">Use an apostrophe to replace omitted letters or numerals in contractions.</text:span></text:p>
        </text:list-item>
      </text:list>
      <text:p text:style-name="P52"/>
      <text:p text:style-name="P56"><text:span text:style-name="T6">Busby Berkeley’s musicals from the ’30s and ’40s continue to thrill viewers.</text:span></text:p>
      <text:p text:style-name="P57"/>
      <text:p text:style-name="P56"><text:span text:style-name="T6">We’re sure that he’s the best person to run the company.</text:span></text:p>
      <text:p text:style-name="P57"/>
      <text:list xml:id="list3739306471456" text:continue-numbering="true" text:style-name="WWNum15">
        <text:list-item>
          <text:p text:style-name="P40"><text:span text:style-name="T6">Do </text:span><text:span text:style-name="T8">not </text:span><text:span text:style-name="T6">use apostrophes with possessive pronouns: </text:span><text:span text:style-name="T8">his, hers, yours, its, ours, theirs</text:span><text:span text:style-name="T6">.</text:span></text:p>
        </text:list-item>
      </text:list>
      <text:p text:style-name="P52"/>
      <text:p text:style-name="P56"><text:span text:style-name="T6">The dog chased its own tail.</text:span></text:p>
      <text:p text:style-name="P57"/>
      <text:p text:style-name="P56"><text:span text:style-name="T6">Yours is much better than theirs.</text:span></text:p>
      <text:p text:style-name="P15"/>
      <text:p text:style-name="P15"/>
      <text:p text:style-name="P1"><text:span text:style-name="T17">ASSIGNMENT: Exercise 3</text:span></text:p>
      <text:p text:style-name="P1"><text:span text:style-name="T6">On your own paper, rewrite the following sentences with correct use of </text:span><text:span text:style-name="T14">apostrophes</text:span><text:span text:style-name="T6">. After each sentence, name the rule that determines your choice. Use words, not rule numbers.</text:span></text:p>
      <text:p text:style-name="P7"><text:soft-page-break/></text:p>
      <text:list xml:id="list3016097391" text:style-name="WWNum16">
        <text:list-item>
          <text:p text:style-name="P41"><text:span text:style-name="T6">Some scholars believe that Queen Elizabeths England was the Western worlds first modern police state.</text:span></text:p>
        </text:list-item>
      </text:list>
      <text:p text:style-name="P7"/>
      <text:p text:style-name="P7"/>
      <text:list xml:id="list3740121798140" text:continue-numbering="true" text:style-name="WWNum16">
        <text:list-item>
          <text:p text:style-name="P41"><text:span text:style-name="T6">Its easy to poke fun at the clothing styles of the 70s and 80s.</text:span></text:p>
        </text:list-item>
      </text:list>
      <text:p text:style-name="P7"/>
      <text:p text:style-name="P7"/>
      <text:list xml:id="list3740797420989" text:continue-numbering="true" text:style-name="WWNum16">
        <text:list-item>
          <text:p text:style-name="P41"><text:span text:style-name="T6">Conservation of our planets natural resources is everyones concern.</text:span></text:p>
        </text:list-item>
      </text:list>
      <text:p text:style-name="P7"/>
      <text:p text:style-name="P7"/>
      <text:list xml:id="list3740205737982" text:continue-numbering="true" text:style-name="WWNum16">
        <text:list-item>
          <text:p text:style-name="P41"><text:span text:style-name="T6">Toni Morrisons novels arent difficult for readers familiar with William Faulkners work.</text:span></text:p>
        </text:list-item>
      </text:list>
      <text:p text:style-name="P52"/>
      <text:p text:style-name="P52"/>
      <text:list xml:id="list3740738782837" text:continue-numbering="true" text:style-name="WWNum16">
        <text:list-item>
          <text:p text:style-name="P41"><text:span text:style-name="T6">He rebuilt his parents house after its destruction by fire in 1991.</text:span></text:p>
        </text:list-item>
      </text:list>
      <text:p text:style-name="P52"/>
      <text:p text:style-name="P52"/>
      <text:p text:style-name="P52"/>
      <text:p text:style-name="P1"><text:span text:style-name="T17">ASSIGNMENT: Exercise 4</text:span></text:p>
      <text:p text:style-name="P1"><text:span text:style-name="T6">Look again at the paragraphs you wrote for Assignment 1. Underline or circle all the punctuation marks. Correct any punctuation errors you made. Bring your Assignment 1 with you and be prepared to explain your punctuation choic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1"><text:span text:style-name="T1">English 111: Composition I</text:span></text:p>
      <text:p text:style-name="P2"/>
      <text:p text:style-name="P1"><text:span text:style-name="T1">ASSIGNMENT </text:span><text:span text:style-name="T2">3</text:span></text:p>
      <text:p text:style-name="P1"><text:span text:style-name="T3">Sentence Styles </text:span><text:span text:style-name="T26">(Cover Sheet)</text:span></text:p>
      <text:p text:style-name="P3"/>
      <text:p text:style-name="P3"/>
      <text:p text:style-name="P3"/>
      <text:p text:style-name="P3"/>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text:span></text:p>
      <text:p text:style-name="P1"><text:span text:style-name="T5">WRITING CENTER STAFF SIGNATUR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text:span text:style-name="T6">Name one thing the English Department could change to improve this assignment:</text:span></text:p>
      <text:p text:style-name="P28"/>
      <text:p text:style-name="P28"/>
      <text:p text:style-name="P7"/>
      <text:p text:style-name="P7"/>
      <text:p text:style-name="P29"/>
      <text:p text:style-name="P29"/>
      <text:p text:style-name="P7"/>
      <text:p text:style-name="P1"><text:span text:style-name="T8">(Use the back of this sheet if you need more room.)</text:span></text:p>
      <text:p text:style-name="P1"><text:span text:style-name="T1">English 111: Composition I</text:span></text:p>
      <text:p text:style-name="P2"/>
      <text:p text:style-name="P1"><text:span text:style-name="T1">ASSIGNMENT 3</text:span></text:p>
      <text:p text:style-name="P1"><text:span text:style-name="T3">Sentence Styles </text:span><text:span text:style-name="T26">(Checklist)</text:span></text:p>
      <text:p text:style-name="P26"/>
      <text:p text:style-name="P10"/>
      <text:p text:style-name="P8"/>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_</text:span></text:p>
      <text:p text:style-name="P1"><text:span text:style-name="T5">WRITING CENTER STAFF SIGNATURE</text:span></text:p>
      <text:p text:style-name="P7"/>
      <text:p text:style-name="P10"/>
      <text:p text:style-name="P10"/>
      <text:p text:style-name="P10"/>
      <text:p text:style-name="P1"><text:span text:style-name="T11">(Checklist to be filled out by Writing Center staff)</text:span></text:p>
      <text:p text:style-name="P8"/>
      <text:p text:style-name="P1"><text:span text:style-name="T6">__________ 1. The student has successfully completed all of the exercises in Part 1 of this assignment, rewriting </text:span></text:p>
      <text:p text:style-name="P1"><text:span text:style-name="T6"><text:s text:c="28"/>the given sentences and writing two sentences of his/her own in each style.</text:span></text:p>
      <text:p text:style-name="P7"/>
      <text:p text:style-name="P1"><text:span text:style-name="T6">__________ 2. The student has written 1 or 2 paragraphs that correctly employ 7 of the 9 sentence styles </text:span></text:p>
      <text:p text:style-name="P1"><text:span text:style-name="T6"><text:s text:c="27"/>discussed in this assignment.</text:span></text:p>
      <text:p text:style-name="P7"/>
      <text:p text:style-name="P1"><text:soft-page-break/><text:span text:style-name="T6">__________ 3. The student has labeled the sentences with appropriate sentence-style numbers.</text:span></text:p>
      <text:p text:style-name="P7"/>
      <text:p text:style-name="P1"><text:span text:style-name="T6">__________ 4. The student has typed and double-spaced the paragraph(s).</text:span></text:p>
      <text:p text:style-name="P4"/>
      <text:p text:style-name="P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text:span text:style-name="T1">English 111: Composition I</text:span></text:p>
      <text:p text:style-name="P2"/>
      <text:p text:style-name="P1"><text:span text:style-name="T1">ASSIGNMENT </text:span><text:span text:style-name="T2">3</text:span></text:p>
      <text:p text:style-name="P1"><text:span text:style-name="T3">Sentence Styles</text:span></text:p>
      <text:p text:style-name="P21"/>
      <text:p text:style-name="P1"><text:span text:style-name="T24">Purpose: This assignment will give you practice with two important skills: combining sentences and punctuating them according to the rules of standard academic English. These skills provide finishing touches to effective college-level essays and reports.</text:span></text:p>
      <text:p text:style-name="P23"/>
      <text:p text:style-name="P1"><text:span text:style-name="T17">ASSIGNMENT</text:span></text:p>
      <text:p text:style-name="P1"><text:span text:style-name="T6">This assignment has two parts.</text:span></text:p>
      <text:p text:style-name="P14"/>
      <text:p text:style-name="P1"><text:span text:style-name="T16">Part 1</text:span></text:p>
      <text:p text:style-name="P1"><text:span text:style-name="T6">• Complete the exercises for each of the 9 sentence styles that follow.</text:span></text:p>
      <text:p text:style-name="P4"/>
      <text:p text:style-name="P4"/>
      <text:p text:style-name="P1"><text:span text:style-name="T18">Style 1: Coordination with “and”</text:span></text:p>
      <text:p text:style-name="P1"><text:span text:style-name="T6">_________________ and _________________.</text:span></text:p>
      <text:p text:style-name="P7"/>
      <text:p text:style-name="P1"><text:span text:style-name="T6">Use the coordinating conjunction </text:span><text:span text:style-name="T8">and </text:span><text:span text:style-name="T6">to combine short, choppy sentences—especially those that have the same subject.</text:span></text:p>
      <text:p text:style-name="P16"/>
      <text:p text:style-name="P1"><text:span text:style-name="T21">EXAMPLES</text:span></text:p>
      <text:p text:style-name="P7"/>
      <text:p text:style-name="P1"><text:span text:style-name="T6">1. She flung down her purse. She grabbed him by the neck.</text:span></text:p>
      <text:p text:style-name="P1"><text:span text:style-name="T6"><text:s text:c="4"/>She flung down her purse and grabbed him by the neck.</text:span></text:p>
      <text:p text:style-name="P7"/>
      <text:p text:style-name="P1"><text:span text:style-name="T6">2. Gently, Herschel took Ann in his arms. He softly stroked her hair.</text:span></text:p>
      <text:p text:style-name="P1"><text:span text:style-name="T6"><text:s text:c="4"/>Gently, Herschel took Ann in his arms and softly stroked her hair.</text:span></text:p>
      <text:p text:style-name="P7"/>
      <text:p text:style-name="P1"><text:span text:style-name="T6">3. Robin ran onto the basketball court. She quickly scored a basket.</text:span></text:p>
      <text:p text:style-name="P1"><text:span text:style-name="T6"><text:s text:c="4"/>Robin ran onto the basketball court and quickly scored a basket.</text:span></text:p>
      <text:p text:style-name="P10"/>
      <text:p text:style-name="P1"><text:soft-page-break/><text:span text:style-name="T8">NOTE: The examples of this style do not have a comma before the </text:span><text:span text:style-name="T6">and </text:span><text:span text:style-name="T8">because what comes after the </text:span><text:span text:style-name="T6">and </text:span><text:span text:style-name="T8">is not an independent clause (word group that can stand alone as a sentence). If the </text:span><text:span text:style-name="T6">and </text:span><text:span text:style-name="T8">does connect two independent clauses, place a comma before the </text:span><text:span text:style-name="T6">and</text:span><text:span text:style-name="T8">. (Ex.: Henry sliced the carrots for the soup, and Luella changed the oil in the Mercedes.)</text:span></text:p>
      <text:p text:style-name="P19"/>
      <text:p text:style-name="P1"><text:span text:style-name="T17">EXERCISE 1</text:span></text:p>
      <text:p text:style-name="P1"><text:span text:style-name="T23">ON YOUR OWN PAPER, USE STYLE 1 TO COMBINE THE SENTENCES BELOW. THEN WRITE TWO STYLE 1 SENTENCES OF YOUR OWN (YOU WILL HAVE A TOTAL OF THREE SENTENCES):</text:span></text:p>
      <text:p text:style-name="P7"/>
      <text:p text:style-name="P1"><text:span text:style-name="T6">Pitt kept England in the war with dogged persistence. He worked himself to death in the process.</text:span></text:p>
      <text:p text:style-name="P14"/>
      <text:p text:style-name="P14"/>
      <text:p text:style-name="P1"><text:span text:style-name="T18">Style 2: Semicolon</text:span></text:p>
      <text:p text:style-name="P1"><text:span text:style-name="T6">_________________; _________________.</text:span></text:p>
      <text:p text:style-name="P7"/>
      <text:p text:style-name="P1"><text:span text:style-name="T6">Use the semicolon to combine two sentences that are very closely related. In your essays and other writing, be careful not to overuse the semicolon.</text:span></text:p>
      <text:p text:style-name="P1"><text:span text:style-name="T21">EXAMPLES</text:span></text:p>
      <text:p text:style-name="P7"/>
      <text:p text:style-name="P1"><text:span text:style-name="T6">1. Love implies hate; hate implies love.</text:span></text:p>
      <text:p text:style-name="P7"/>
      <text:p text:style-name="P1"><text:span text:style-name="T6">2. Chrystal will write the group’s report; Iain will edit the slides.</text:span></text:p>
      <text:p text:style-name="P7"/>
      <text:p text:style-name="P1"><text:span text:style-name="T6">3. We had doubts about her qualifications; nevertheless, she got the job.</text:span></text:p>
      <text:p text:style-name="P4"/>
      <text:p text:style-name="P1"><text:span text:style-name="T8">NOTE: In each of these examples, a period could be used in place of the semicolon. Notice also that an adverb or a transition may introduce the second clause, as in sentence 3.</text:span></text:p>
      <text:p text:style-name="P19"/>
      <text:p text:style-name="P1"><text:span text:style-name="T17">EXERCISE 2</text:span></text:p>
      <text:p text:style-name="P1"><text:span text:style-name="T23">ON YOUR OWN PAPER, USE STYLE 2 TO COMBINE THE SENTENCES BELOW. THEN WRITE TWO STYLE 2 SENTENCES OF YOUR OWN (YOU WILL HAVE A TOTAL OF THREE SENTENCES):</text:span></text:p>
      <text:p text:style-name="P7"/>
      <text:p text:style-name="P1"><text:span text:style-name="T6">Williams exposed the heartbeat of history. McCarthy revealed the material flowing in history’s veins.</text:span></text:p>
      <text:p text:style-name="P14"/>
      <text:p text:style-name="P14"/>
      <text:p text:style-name="P1"><text:span text:style-name="T18">Style 3: List of Actions</text:span></text:p>
      <text:p text:style-name="P1"><text:span text:style-name="T6">_______________, ______________, and ______________.</text:span></text:p>
      <text:p text:style-name="P1"><text:span text:style-name="T6">Use commas along with </text:span><text:span text:style-name="T8">and </text:span><text:span text:style-name="T6">to combine short, choppy sentences that have the same subject into a one-sentence list of actions.</text:span></text:p>
      <text:p text:style-name="P16"/>
      <text:p text:style-name="P1"><text:span text:style-name="T21">EXAMPLES</text:span></text:p>
      <text:p text:style-name="P7"/>
      <text:p text:style-name="P1"><text:span text:style-name="T6">1. She walked in. She removed her coat. She sat down.</text:span></text:p>
      <text:p text:style-name="P1"><text:span text:style-name="T6"><text:s text:c="4"/>She walked in, removed her coat, and sat down.</text:span></text:p>
      <text:p text:style-name="P7"/>
      <text:p text:style-name="P1"><text:span text:style-name="T6">2. She volleyed the ball. She moved in close. She smashed it for a winner.</text:span></text:p>
      <text:p text:style-name="P1"><text:span text:style-name="T6"><text:s text:c="4"/>She volleyed the ball, moved in close, and smashed it for a winner.</text:span></text:p>
      <text:p text:style-name="P7"/>
      <text:p text:style-name="P1"><text:span text:style-name="T6">3. He will make the forms. He will brace them up. He will pour the concrete.</text:span></text:p>
      <text:p text:style-name="P1"><text:span text:style-name="T6"><text:s text:c="4"/>He will make the forms, brace them up, and pour the concrete.</text:span></text:p>
      <text:p text:style-name="P10"/>
      <text:p text:style-name="P1"><text:soft-page-break/><text:span text:style-name="T8">NOTE: Placing a comma before the </text:span><text:span text:style-name="T6">and </text:span><text:span text:style-name="T8">in a list is the preferred style in American academic English.</text:span></text:p>
      <text:p text:style-name="P19"/>
      <text:p text:style-name="P1"><text:span text:style-name="T17">EXERCISE 3</text:span></text:p>
      <text:p text:style-name="P1"><text:span text:style-name="T23">ON YOUR OWN PAPER, USE STYLE 3 TO COMBINE THE SENTENCES BELOW. THEN WRITE TWO STYLE 3 SENTENCES OF YOUR OWN (YOU WILL HAVE A TOTAL OF THREE SENTENCES):</text:span></text:p>
      <text:p text:style-name="P7"/>
      <text:p text:style-name="P1"><text:span text:style-name="T6">Susan burst into the kitchen. She overturned the table. She chased Harry out the back door.</text:span></text:p>
      <text:p text:style-name="P14"/>
      <text:p text:style-name="P14"/>
      <text:p text:style-name="P1"><text:span text:style-name="T18">Style 4: Colon and List</text:span></text:p>
      <text:p text:style-name="P1"><text:span text:style-name="T6">____________: ____________, ____________, and ____________.</text:span></text:p>
      <text:p text:style-name="P7"/>
      <text:p text:style-name="P1"><text:span text:style-name="T6">Use a colon after an independent clause (word group that can stand alone as a sentence) to introduce a list.</text:span></text:p>
      <text:p text:style-name="P4"/>
      <text:p text:style-name="P1"><text:span text:style-name="T21">EXAMPLES</text:span></text:p>
      <text:p text:style-name="P16"/>
      <text:p text:style-name="P1"><text:span text:style-name="T6">1. The U.S. government is composed of three branches: executive, legislative, and judicial.</text:span></text:p>
      <text:p text:style-name="P7"/>
      <text:p text:style-name="P1"><text:span text:style-name="T6">2. Love may be separated into two components: friendship and passion.</text:span></text:p>
      <text:p text:style-name="P7"/>
      <text:p text:style-name="P1"><text:span text:style-name="T6">3. There are many good reasons to attend college: to get an education, to increase self-esteem, to create greater <text:s text:c="3"/></text:span></text:p>
      <text:p text:style-name="P1"><text:span text:style-name="T6"><text:s text:c="4"/>earning power, and to avoid the draft during wartime.</text:span></text:p>
      <text:p text:style-name="P10"/>
      <text:p text:style-name="P1"><text:span text:style-name="T8">NOTE: If what precedes a list is not an independent clause, do not use a colon.(Ex.: The sauce consists of olive oil, grated cheese, crushed garlic, and cracked black pepper.)</text:span></text:p>
      <text:p text:style-name="P19"/>
      <text:p text:style-name="P1"><text:span text:style-name="T17">EXERCISE 4</text:span></text:p>
      <text:p text:style-name="P1"><text:span text:style-name="T19">ON YOUR OWN PAPER, USE STYLE 4 TO COMBINE THE SENTENCES BELOW. THEN WRITE TWO STYLE 4 SENTENCES OF YOUR OWN (YOU WILL HAVE A TOTAL OF THREE SENTENCES):</text:span></text:p>
      <text:p text:style-name="P7"/>
      <text:p text:style-name="P1"><text:span text:style-name="T6">A column has three major parts. One part is called a base. Another part is the shaft. The third part is called a capital.</text:span></text:p>
      <text:p text:style-name="P14"/>
      <text:p text:style-name="P14"/>
      <text:p text:style-name="P1"><text:span text:style-name="T18">Style 5: Subordination</text:span></text:p>
      <text:p text:style-name="P1"><text:span text:style-name="T6">Because ____________________, _____________________.</text:span></text:p>
      <text:p text:style-name="P1"><text:span text:style-name="T6">____________________ because ______________________.</text:span></text:p>
      <text:p text:style-name="P7"/>
      <text:p text:style-name="P1"><text:span text:style-name="T6">Use a subordinating conjunction (Ex.: </text:span><text:span text:style-name="T8">because, since, until, while, after</text:span><text:span text:style-name="T6">) to combine two sentences.</text:span></text:p>
      <text:p text:style-name="P16"/>
      <text:p text:style-name="P1"><text:span text:style-name="T21">EXAMPLES</text:span></text:p>
      <text:p text:style-name="P7"/>
      <text:p text:style-name="P1"><text:span text:style-name="T6">1. They are powerful. I cannot stop them.</text:span></text:p>
      <text:p text:style-name="P1"><text:span text:style-name="T6"><text:s text:c="4"/>Because they are powerful, I cannot stop them.</text:span></text:p>
      <text:p text:style-name="P1"><text:span text:style-name="T6"><text:s text:c="4"/>I cannot stop them because they are powerful.</text:span></text:p>
      <text:p text:style-name="P7"/>
      <text:p text:style-name="P1"><text:span text:style-name="T6">2. The weather clears. We will have the auction.</text:span></text:p>
      <text:p text:style-name="P1"><text:span text:style-name="T6"><text:s text:c="4"/>When the weather clears, we will have the auction.</text:span></text:p>
      <text:p text:style-name="P1"><text:span text:style-name="T6"><text:s text:c="4"/>We will have the auction when the weather clears.</text:span></text:p>
      <text:p text:style-name="P7"><text:soft-page-break/></text:p>
      <text:p text:style-name="P1"><text:span text:style-name="T6">3. Juan doesn’t hire more employees. His business will fail.</text:span></text:p>
      <text:p text:style-name="P1"><text:span text:style-name="T6"><text:s text:c="4"/>If Juan doesn’t hire more employees, his business will fail.</text:span></text:p>
      <text:p text:style-name="P1"><text:span text:style-name="T6"><text:s text:c="4"/>Juan’s business will fail if he doesn’t hire more employees.</text:span></text:p>
      <text:p text:style-name="P10"/>
      <text:p text:style-name="P1"><text:span text:style-name="T8">NOTE: Use a comma between the clauses if the subordinate clause comes first. See examples above.</text:span></text:p>
      <text:p text:style-name="P19"/>
      <text:p text:style-name="P1"><text:span text:style-name="T17">EXERCISE 5</text:span></text:p>
      <text:p text:style-name="P1"><text:span text:style-name="T23">ON YOUR OWN PAPER, USE STYLE 5 TO COMBINE THE SENTENCES BELOW. THEN WRITE TWO STYLE 5 SENTENCES OF YOUR OWN (YOU WILL HAVE A TOTAL OF THREE SENTENCES):</text:span></text:p>
      <text:p text:style-name="P7"/>
      <text:p text:style-name="P1"><text:span text:style-name="T6">Katreena graduated from college. She had many job offers.</text:span></text:p>
      <text:p text:style-name="P14"/>
      <text:p text:style-name="P14"/>
      <text:p text:style-name="P1"><text:span text:style-name="T18">Style 6: Reduced Clause: -ed</text:span></text:p>
      <text:p text:style-name="P1"><text:span text:style-name="T6">______________ -ed _______________, ________________.</text:span></text:p>
      <text:p text:style-name="P1"><text:span text:style-name="T6">Combine two sentences that have the same subject by reducing one of the clauses.</text:span></text:p>
      <text:p text:style-name="P1"><text:span text:style-name="T21">EXAMPLES</text:span></text:p>
      <text:p text:style-name="P7"/>
      <text:p text:style-name="P1"><text:span text:style-name="T6">1. The soldiers were encouraged by their victory. They advanced on Washington.</text:span></text:p>
      <text:p text:style-name="P1"><text:span text:style-name="T6"><text:s text:c="4"/>Encouraged by their victory, the soldiers advanced on Washington.</text:span></text:p>
      <text:p text:style-name="P7"/>
      <text:p text:style-name="P1"><text:span text:style-name="T6">2. She was consumed by her love for Arthur. She fought to stay in Paris.</text:span></text:p>
      <text:p text:style-name="P1"><text:span text:style-name="T6"><text:s text:c="4"/>Consumed by her love for Arthur, she fought to stay in Paris.</text:span></text:p>
      <text:p text:style-name="P7"/>
      <text:p text:style-name="P1"><text:span text:style-name="T6">3. Clarence Darrow was convinced of his clients’ innocence. He took the case “without fee.”</text:span></text:p>
      <text:p text:style-name="P1"><text:span text:style-name="T6"><text:s text:c="4"/>Convinced of his clients’ innocence, Clarence Darrow took the case “without fee.”</text:span></text:p>
      <text:p text:style-name="P19"/>
      <text:p text:style-name="P1"><text:span text:style-name="T17">EXERCISE 6</text:span></text:p>
      <text:p text:style-name="P1"><text:span text:style-name="T23">ON YOUR OWN PAPER, USE STYLE 6 TO COMBINE THE SENTENCES BELOW. THEN WRITE TWO STYLE 6</text:span></text:p>
      <text:p text:style-name="P1"><text:span text:style-name="T23">SENTENCES OF YOUR OWN (YOU WILL HAVE A TOTAL OF THREE SENTENCES):</text:span></text:p>
      <text:p text:style-name="P7"/>
      <text:p text:style-name="P1"><text:span text:style-name="T6">He was determined to win at any cost. He began to cheat.</text:span></text:p>
      <text:p text:style-name="P14"/>
      <text:p text:style-name="P14"/>
      <text:p text:style-name="P1"><text:span text:style-name="T18">Style 7: Reduced Clause: -ing</text:span></text:p>
      <text:p text:style-name="P1"><text:span text:style-name="T6">________________-ing _______________, _______________.</text:span></text:p>
      <text:p text:style-name="P1"><text:span text:style-name="T6">Combine two sentences that have the same subject by reducing one of the clauses.</text:span></text:p>
      <text:p text:style-name="P16"/>
      <text:p text:style-name="P1"><text:span text:style-name="T21">EXAMPLES</text:span></text:p>
      <text:p text:style-name="P7"/>
      <text:p text:style-name="P1"><text:span text:style-name="T6">1. Sumiyo smiled radiantly. She swept through the doorway.</text:span></text:p>
      <text:p text:style-name="P1"><text:span text:style-name="T6"><text:s text:c="4"/>Smiling radiantly, Sumiyo swept through the doorway.</text:span></text:p>
      <text:p text:style-name="P7"/>
      <text:p text:style-name="P1"><text:span text:style-name="T6">2. They wanted eternal prosperity. They could not live with the prospect of death.</text:span></text:p>
      <text:p text:style-name="P1"><text:span text:style-name="T6"><text:s text:c="4"/>Wanting eternal prosperity, they could not live with the prospect of death.</text:span></text:p>
      <text:p text:style-name="P7"/>
      <text:p text:style-name="P1"><text:span text:style-name="T6">3. Siegfried hoped to find his true love. He entered the magic circle.</text:span></text:p>
      <text:p text:style-name="P1"><text:span text:style-name="T6"><text:s text:c="4"/>Hoping to find his true love, Siegfried entered the magic circle.</text:span></text:p>
      <text:p text:style-name="P19"/>
      <text:p text:style-name="P1"><text:soft-page-break/><text:span text:style-name="T17">EXERCISE 7</text:span></text:p>
      <text:p text:style-name="P1"><text:span text:style-name="T23">ON YOUR OWN PAPER, USE STYLE 7 TO COMBINE THE SENTENCES BELOW. THEN WRITE TWO STYLE 7 SENTENCES OF YOUR OWN (YOU WILL HAVE A TOTAL OF THREE SENTENCES):</text:span></text:p>
      <text:p text:style-name="P7"/>
      <text:p text:style-name="P1"><text:span text:style-name="T6">The banks expected continued inflation. They bought gold.</text:span></text:p>
      <text:p text:style-name="P14"/>
      <text:p text:style-name="P14"/>
      <text:p text:style-name="P1"><text:span text:style-name="T18">Style 8: Dash</text:span></text:p>
      <text:p text:style-name="P1"><text:span text:style-name="T6">________________________—_______________________.</text:span></text:p>
      <text:p text:style-name="P1"><text:span text:style-name="T6">Use a dash to indicate a dramatic shift between two sentences or to add an explanatory note after a sentence. In your essays and other writing, be careful not to overuse the dash.</text:span></text:p>
      <text:p text:style-name="P16"/>
      <text:p text:style-name="P1"><text:span text:style-name="T21">EXAMPLES</text:span></text:p>
      <text:p text:style-name="P7"/>
      <text:p text:style-name="P1"><text:span text:style-name="T6">1. He turned to his mother. She was the only person he trusted.</text:span></text:p>
      <text:p text:style-name="P1"><text:span text:style-name="T6"><text:s text:c="4"/>He turned toward his mother—the only person he trusted.</text:span></text:p>
      <text:p text:style-name="P7"/>
      <text:p text:style-name="P1"><text:span text:style-name="T6">2. She tasted success. That success had eluded her for ten years.</text:span></text:p>
      <text:p text:style-name="P1"><text:span text:style-name="T6"><text:s text:c="4"/>She tasted success—the success that had eluded her for 10 years.</text:span></text:p>
      <text:p text:style-name="P7"/>
      <text:p text:style-name="P1"><text:span text:style-name="T6">3. Gasoline costs more than people can afford. It costs five dollars a gallon.</text:span></text:p>
      <text:p text:style-name="P1"><text:span text:style-name="T6"><text:s text:c="4"/>Gasoline costs more than people can afford—five dollars a gallon.</text:span></text:p>
      <text:p text:style-name="P10"/>
      <text:p text:style-name="P1"><text:span text:style-name="T8">NOTE: When you’re at a keyboard, hit the hyphen key twice—with no space before, in between, or after—to make a dash.</text:span></text:p>
      <text:p text:style-name="P19"/>
      <text:p text:style-name="P1"><text:span text:style-name="T17">EXERCISE 8</text:span></text:p>
      <text:p text:style-name="P1"><text:span text:style-name="T23">ON YOUR OWN PAPER, USE STYLE 8 TO COMBINE THE SENTENCES BELOW. THEN WRITE TWO STYLE 8 SENTENCES OF YOUR OWN (YOU WILL HAVE A TOTAL OF THREE SENTENCES):</text:span></text:p>
      <text:p text:style-name="P7"/>
      <text:p text:style-name="P1"><text:span text:style-name="T6">Jonah suffered from depression. It was a disease cloaked in ignorance and fear.</text:span></text:p>
      <text:p text:style-name="P14"/>
      <text:p text:style-name="P14"/>
      <text:p text:style-name="P1"><text:span text:style-name="T18">Style 9: Parenthetical</text:span></text:p>
      <text:p text:style-name="P1"><text:span text:style-name="T6">________________, ________________, _______________.</text:span></text:p>
      <text:p text:style-name="P1"><text:span text:style-name="T6">Combine two sentences by inserting one of the sentences into the other as a parenthetical phrase. Use commas to set off the parenthetical phrase.</text:span></text:p>
      <text:p text:style-name="P4"/>
      <text:p text:style-name="P1"><text:span text:style-name="T21">EXAMPLES</text:span></text:p>
      <text:p text:style-name="P7"/>
      <text:p text:style-name="P1"><text:span text:style-name="T6">1. This type of sentence should be used sparingly. I must caution you about this.</text:span></text:p>
      <text:p text:style-name="P1"><text:span text:style-name="T6"><text:s text:c="4"/>This type of sentence, I must caution, should be used sparingly.</text:span></text:p>
      <text:p text:style-name="P7"/>
      <text:p text:style-name="P1"><text:span text:style-name="T6">2. Uncle Dave fired up the barbecue despite the threatening skies. He was always an optimist.</text:span></text:p>
      <text:p text:style-name="P1"><text:span text:style-name="T6"><text:s text:c="4"/>Uncle Dave, always an optimist, fired up the barbecue despite the threatening skies.</text:span></text:p>
      <text:p text:style-name="P7"/>
      <text:p text:style-name="P1"><text:span text:style-name="T6">3. My mother is a liberal. She is like your mother.</text:span></text:p>
      <text:p text:style-name="P1"><text:span text:style-name="T6"><text:s text:c="4"/>My mother, like yours, is a liberal.</text:span></text:p>
      <text:p text:style-name="P19"/>
      <text:p text:style-name="P1"><text:span text:style-name="T17">EXERCISE 9</text:span></text:p>
      <text:p text:style-name="P1"><text:soft-page-break/><text:span text:style-name="T23">ON YOUR OWN PAPER, USE STYLE 9 TO COMBINE THE SENTENCES BELOW. THEN WRITE TWO STYLE 9 SENTENCES OF YOUR OWN (YOU WILL HAVE A TOTAL OF THREE SENTENCES):</text:span></text:p>
      <text:p text:style-name="P7"/>
      <text:p text:style-name="P1"><text:span text:style-name="T6">Molina understood politics. He was unlike his predecessor.</text:span></text:p>
      <text:p text:style-name="P14"/>
      <text:p text:style-name="P14"/>
      <text:p text:style-name="P1"><text:span text:style-name="T16">ASSIGNMENT Part 2</text:span></text:p>
      <text:p text:style-name="P1"><text:span text:style-name="T6">• </text:span><text:span text:style-name="T15">Type 1 or 2 paragraphs about your experience in English 111 and/or the Writing Center so far. In the paragraphs, use at least 7 of the 9 sentence styles that this unit explains, and indicate the style number after the sentences.</text:span></text:p>
      <text:p text:style-name="P25"/>
      <text:p text:style-name="P1"><text:span text:style-name="T1">English 111: Composition I</text:span></text:p>
      <text:p text:style-name="P2"/>
      <text:p text:style-name="P1"><text:span text:style-name="T1">ASSIGNMENT </text:span><text:span text:style-name="T2">4</text:span></text:p>
      <text:p text:style-name="P1"><text:span text:style-name="T3">Mechanics </text:span><text:span text:style-name="T26">(Cover Sheet)</text:span></text:p>
      <text:p text:style-name="P3"/>
      <text:p text:style-name="P3"/>
      <text:p text:style-name="P3"/>
      <text:p text:style-name="P3"/>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text:span></text:p>
      <text:p text:style-name="P1"><text:span text:style-name="T5">WRITING CENTER STAFF SIGNATUR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oft-page-break/><text:span text:style-name="T6">Name one thing the English Department could change to improve this assignment:</text:span></text:p>
      <text:p text:style-name="P28"/>
      <text:p text:style-name="P28"/>
      <text:p text:style-name="P7"/>
      <text:p text:style-name="P7"/>
      <text:p text:style-name="P29"/>
      <text:p text:style-name="P29"/>
      <text:p text:style-name="P7"/>
      <text:p text:style-name="P1"><text:span text:style-name="T8">(Use the back of this sheet if you need more room.)</text:span></text:p>
      <text:p text:style-name="P1"><text:span text:style-name="T1">English 111: Composition I</text:span></text:p>
      <text:p text:style-name="P2"/>
      <text:p text:style-name="P1"><text:span text:style-name="T1">ASSIGNMENT 4</text:span></text:p>
      <text:p text:style-name="P1"><text:span text:style-name="T3">Mechanics </text:span><text:span text:style-name="T26">(Checklist)</text:span></text:p>
      <text:p text:style-name="P26"/>
      <text:p text:style-name="P10"/>
      <text:p text:style-name="P8"/>
      <text:p text:style-name="P1"><text:span text:style-name="T4">_____________________________________________________________________________________________________________________</text:span></text:p>
      <text:p text:style-name="P1"><text:span text:style-name="T5">NAME (PLEASE PRINT)</text:span></text:p>
      <text:p text:style-name="P6"/>
      <text:p text:style-name="P6"/>
      <text:p text:style-name="P1"><text:span text:style-name="T5">_____________________________________________________________________________________________</text:span></text:p>
      <text:p text:style-name="P1"><text:span text:style-name="T5">CLASSROOM INSTRUCTOR <text:s text:c="89"/>SECTION #</text:span></text:p>
      <text:p text:style-name="P6"/>
      <text:p text:style-name="P6"/>
      <text:p text:style-name="P1"><text:span text:style-name="T5">___________________________________________________________________________________________­­­­__</text:span></text:p>
      <text:p text:style-name="P1"><text:span text:style-name="T5">PASS <text:s text:c="127"/>DATE</text:span></text:p>
      <text:p text:style-name="P6"/>
      <text:p text:style-name="P6"/>
      <text:p text:style-name="P1"><text:span text:style-name="T5">_____________________________________________________________________________________________</text:span></text:p>
      <text:p text:style-name="P1"><text:span text:style-name="T5">WRITING CENTER STAFF SIGNATURE</text:span></text:p>
      <text:p text:style-name="P7"/>
      <text:p text:style-name="P10"/>
      <text:p text:style-name="P10"/>
      <text:p text:style-name="P10"/>
      <text:p text:style-name="P1"><text:span text:style-name="T11">(Checklist to be filled out by Writing Center staff)</text:span></text:p>
      <text:p text:style-name="P22"/>
      <text:p text:style-name="P1"><text:span text:style-name="T6">__________ 1. The student has completed Exercise 1: Capitalization in Titles of Works.</text:span></text:p>
      <text:p text:style-name="P7"/>
      <text:p text:style-name="P1"><text:span text:style-name="T6">__________ 2. The student has completed Exercise 2: Italics, Underlining, or Quotation Marks in Titles of Works.</text:span></text:p>
      <text:p text:style-name="P7"/>
      <text:p text:style-name="P1"><text:span text:style-name="T6">__________ 3. The student has completed Exercise 3: Numbers</text:span></text:p>
      <text:p text:style-name="P7"/>
      <text:p text:style-name="P1"><text:span text:style-name="T6">__________ 4. The student has completed Exercise 4: The Hyphen.</text:span></text:p>
      <text:p text:style-name="P7"/>
      <text:p text:style-name="P1"><text:span text:style-name="T6">__________ 5. The student has completed the exercises with at least 80% accuracy.</text:span></text:p>
      <text:p text:style-name="P22"/>
      <text:p text:style-name="P22"><text:soft-page-break/></text:p>
      <text:p text:style-name="P22"/>
      <text:p text:style-name="P22"/>
      <text:p text:style-name="P22"/>
      <text:p text:style-name="P22"/>
      <text:p text:style-name="P15"/>
      <text:p text:style-name="P15"/>
      <text:p text:style-name="P1"><text:span text:style-name="T1">English 111: Composition I</text:span></text:p>
      <text:p text:style-name="P2"/>
      <text:p text:style-name="P1"><text:span text:style-name="T1">ASSIGNMENT </text:span><text:span text:style-name="T2">4</text:span></text:p>
      <text:p text:style-name="P1"><text:span text:style-name="T3">Mechanics</text:span></text:p>
      <text:p text:style-name="P2"/>
      <text:p text:style-name="P1"><text:span text:style-name="T22">Purpose: In this assignment, you will review four elements of mechanics that are important in essay writing: capitalization in titles of works; italics, underlining, and quotation marks in titles of works; numbers; and using the hyphen. If you need more information than we provide here, consult a recent grammar book or visit the Purdue OWL (Online Writing Center) on the</text:span></text:p>
      <text:p text:style-name="P1"><text:span text:style-name="T22">Web.</text:span></text:p>
      <text:p text:style-name="P17"/>
      <text:p text:style-name="P1"><text:span text:style-name="T20">Increased knowledge of these elements of mechanics will provide you with two immediate benefits:</text:span></text:p>
      <text:p text:style-name="P1"><text:span text:style-name="T20">1. Your writing will be clearer and easier to read.</text:span></text:p>
      <text:p text:style-name="P1"><text:span text:style-name="T20">2. Your academic and professional credibility will be enhanced because an educated reader will see that you have taken the time to master some of the conventions of academic English.</text:span></text:p>
      <text:p text:style-name="P17"/>
      <text:p text:style-name="P1"><text:span text:style-name="T20">This unit will begin with a brief overview of basic rules and then ask you to do some exercises using these rules.</text:span></text:p>
      <text:p text:style-name="P4"/>
      <text:p text:style-name="P4"/>
      <text:p text:style-name="P1"><text:span text:style-name="T17">RULES</text:span></text:p>
      <text:p text:style-name="P14"/>
      <text:p text:style-name="P1"><text:span text:style-name="T16">Part 1: Capitalization in Titles of Works</text:span></text:p>
      <text:p text:style-name="P7"/>
      <text:p text:style-name="P1"><text:span text:style-name="T6">Rules for capitalization in titles of works vary among publication styles, but here are some general guidelines. The key is to be consistent within your paper.</text:span></text:p>
      <text:p text:style-name="P12"/>
      <text:p text:style-name="P1"><text:span text:style-name="T7">1. Capitalize the first letter of the first word, of the last word, and of every major word in the title of a work.</text:span></text:p>
      <text:p text:style-name="P9"/>
      <text:p text:style-name="P1"><text:span text:style-name="T7">2. Major words include everything except articles (</text:span><text:span text:style-name="T9">a, an, the</text:span><text:span text:style-name="T7">); prepositions (Ex.: </text:span><text:span text:style-name="T9">at, by, for, from, in, on, to, with</text:span><text:span text:style-name="T7">); <text:s text:c="3"/></text:span></text:p>
      <text:p text:style-name="P1"><text:span text:style-name="T7"><text:s text:c="4"/>and conjunctions (Ex.: </text:span><text:span text:style-name="T9">and, but, or</text:span><text:span text:style-name="T7">).</text:span></text:p>
      <text:p text:style-name="P17"/>
      <text:p text:style-name="P1"><text:span text:style-name="T20">Note: Some publication styles recommend capitalizing any word that is 5 letters or more, even prepositions (Ex: against, between, within). Again, consistency is the key.</text:span></text:p>
      <text:p text:style-name="P18"/>
      <text:p text:style-name="P1"><text:span text:style-name="T19">EXAMPLES:</text:span></text:p>
      <text:p text:style-name="P1"><text:soft-page-break/><text:span text:style-name="T6">• </text:span><text:span text:style-name="T8">Go Tell It on the Mountain</text:span></text:p>
      <text:p text:style-name="P1"><text:span text:style-name="T6">• “My One and Only Love”</text:span></text:p>
      <text:p text:style-name="P1"><text:span text:style-name="T6">• </text:span><text:span text:style-name="T8">Dancing with the Stars</text:span></text:p>
      <text:p text:style-name="P1"><text:span text:style-name="T6">• “The Story of an Hour”</text:span></text:p>
      <text:p text:style-name="P1"><text:span text:style-name="T6">• </text:span><text:span text:style-name="T8">In the Heat of the Night</text:span></text:p>
      <text:p text:style-name="P15"/>
      <text:p text:style-name="P1"><text:span text:style-name="T17">ASSIGNMENT</text:span></text:p>
      <text:p text:style-name="P1"><text:span text:style-name="T16">Exercise 1: Capitalization in Titles of Works</text:span></text:p>
      <text:p text:style-name="P1"><text:span text:style-name="T6">Fix capitalization errors in the following sentences. You may do this in the book or on your own paper.</text:span></text:p>
      <text:p text:style-name="P7"/>
      <text:p text:style-name="P1"><text:span text:style-name="T6">1. The reading list includes the following plays: </text:span><text:span text:style-name="T8">Who’s afraid of Virginia Woolf?, Long day’s journey into night</text:span><text:span text:style-name="T6">, and <text:s text:c="4"/></text:span></text:p>
      <text:p text:style-name="P1"><text:span text:style-name="T8"><text:s text:c="4"/>The lady from Dubuque</text:span><text:span text:style-name="T6">.</text:span></text:p>
      <text:p text:style-name="P10"/>
      <text:p text:style-name="P10"/>
      <text:p text:style-name="P1"><text:span text:style-name="T6">2. Her favorite novel is F. Scott Fitzgerald’s </text:span><text:span text:style-name="T8">Tender is the night</text:span><text:span text:style-name="T6">; his is Zora Neale Hurston’s </text:span><text:span text:style-name="T8">Their eyes were watching <text:s text:c="5"/></text:span></text:p>
      <text:p text:style-name="P1"><text:span text:style-name="T8"><text:s text:c="4"/>God</text:span><text:span text:style-name="T6">.</text:span></text:p>
      <text:p text:style-name="P7"/>
      <text:p text:style-name="P7"/>
      <text:p text:style-name="P1"><text:span text:style-name="T6">3. My friend likes to search </text:span><text:span text:style-name="T8">YouTube </text:span><text:span text:style-name="T6">for live performances of old folk and blues songs: “Man of constant sorrow,” <text:s text:c="4"/></text:span></text:p>
      <text:p text:style-name="P1"><text:span text:style-name="T6"><text:s text:c="4"/>“House of the rising sun,” “See that my grave is kept clean,” and “Baby please don’t go,” to name a few.</text:span></text:p>
      <text:p text:style-name="P4"/>
      <text:p text:style-name="P4"/>
      <text:p text:style-name="P4"/>
      <text:p text:style-name="P14"/>
      <text:p text:style-name="P1"><text:span text:style-name="T18">Part 2: Italics, Underlining, or Quotation Marks in Titles of Works</text:span></text:p>
      <text:p text:style-name="P7"/>
      <text:p text:style-name="P1"><text:span text:style-name="T6">1. </text:span><text:span text:style-name="T7">Italicize or underline the titles of books, book-length poems, plays, journals, magazines, newspapers, films, TV <text:s text:c="2"/></text:span></text:p>
      <text:p text:style-name="P1"><text:span text:style-name="T7"><text:s text:c="4"/>programs, websites, long musical works, paintings, and sculptures. </text:span><text:span text:style-name="T6">(Note: Italicizing and underlining mean the </text:span></text:p>
      <text:p text:style-name="P1"><text:span text:style-name="T6"><text:s text:c="4"/>same thing. Use one or</text:span><text:span text:style-name="T7"> </text:span><text:span text:style-name="T6">the other—not both.)</text:span></text:p>
      <text:p text:style-name="P18"/>
      <text:p text:style-name="P1"><text:span text:style-name="T19">EXAMPLES</text:span></text:p>
      <text:list xml:id="list2168227682" text:style-name="WWNum17">
        <text:list-item>
          <text:p text:style-name="P42"><text:span text:style-name="T8">A Writer’s Reference </text:span><text:span text:style-name="T6">(book)</text:span></text:p>
        </text:list-item>
        <text:list-item>
          <text:p text:style-name="P42"><text:span text:style-name="T8">Beowulf </text:span><text:span text:style-name="T6">(book-length poem)</text:span></text:p>
        </text:list-item>
        <text:list-item>
          <text:p text:style-name="P42"><text:span text:style-name="T8">The Huron River Review </text:span><text:span text:style-name="T6">(journal)</text:span></text:p>
        </text:list-item>
        <text:list-item>
          <text:p text:style-name="P42"><text:span text:style-name="T10">The </text:span><text:span text:style-name="T8">New York Times </text:span><text:span text:style-name="T6">(newspaper) [Note: Some style guides recommend not capitalizing or italicizing “the” in newspaper titles. Usage varies, however. The key is to be consistent.]</text:span></text:p>
        </text:list-item>
        <text:list-item>
          <text:p text:style-name="P42"><text:span text:style-name="T8">The Wizard of Oz </text:span><text:span text:style-name="T6">(film)</text:span></text:p>
        </text:list-item>
        <text:list-item>
          <text:p text:style-name="P42"><text:span text:style-name="T8">Leave It to Beaver </text:span><text:span text:style-name="T6">(TV program)</text:span></text:p>
        </text:list-item>
        <text:list-item>
          <text:p text:style-name="P42"><text:span text:style-name="T8">Wikipedia </text:span><text:span text:style-name="T6">(website)</text:span></text:p>
        </text:list-item>
        <text:list-item>
          <text:p text:style-name="P42"><text:span text:style-name="T8">Blood on the Tracks </text:span><text:span text:style-name="T6">(album-length musical recording)</text:span></text:p>
        </text:list-item>
      </text:list>
      <text:p text:style-name="P7"/>
      <text:p text:style-name="P1"><text:span text:style-name="T6">2. </text:span><text:span text:style-name="T7">Use quotation marks for the titles of short stories, poems, songs, newspaper/magazine/ journal articles, and <text:s text:c="3"/></text:span></text:p>
      <text:p text:style-name="P1"><text:span text:style-name="T7"><text:s text:c="4"/>essays (but not an essay you have written to submit to an instructor).</text:span></text:p>
      <text:p text:style-name="P18"/>
      <text:p text:style-name="P1"><text:span text:style-name="T19">EXAMPLES</text:span></text:p>
      <text:list xml:id="list2769916819" text:style-name="WWNum18">
        <text:list-item>
          <text:p text:style-name="P43"><text:soft-page-break/><text:span text:style-name="T6">“A Rose for Emily” (short story)</text:span></text:p>
        </text:list-item>
        <text:list-item>
          <text:p text:style-name="P43"><text:span text:style-name="T6">“The Road Not Taken” (poem)</text:span></text:p>
        </text:list-item>
        <text:list-item>
          <text:p text:style-name="P43"><text:span text:style-name="T6">“Chain of Fools” (song)</text:span></text:p>
        </text:list-item>
        <text:list-item>
          <text:p text:style-name="P43"><text:span text:style-name="T6">“Working Anything but 9 to 5” (newspaper article)</text:span></text:p>
        </text:list-item>
        <text:list-item>
          <text:p text:style-name="P43"><text:span text:style-name="T6">“A White Woman of Color” (essay)</text:span></text:p>
        </text:list-item>
      </text:list>
      <text:p text:style-name="P7"/>
      <text:p text:style-name="P1"><text:span text:style-name="T6">It might be helpful to imagine titles of large works being italicized and titles of small works being placed in quotation marks.</text:span></text:p>
      <text:p text:style-name="P4"/>
      <text:p text:style-name="P1"><text:span text:style-name="T17">ASSIGNMENT</text:span></text:p>
      <text:p text:style-name="P1"><text:span text:style-name="T16">Exercise 2: Italics, Underlining, or Quotation Marks in Titles of Works</text:span></text:p>
      <text:p text:style-name="P7"/>
      <text:p text:style-name="P1"><text:span text:style-name="T6">Add underlining (means the same as italics) or quotation marks where needed in the following sentences. You may do this in the book or on your own paper.</text:span></text:p>
      <text:p text:style-name="P7"/>
      <text:list xml:id="list2909220332" text:style-name="WWNum19">
        <text:list-item>
          <text:p text:style-name="P44"><text:span text:style-name="T6">Michael Jackson’s album Thriller featured the songs Beat It and Billie Jean as well as five other hits.</text:span></text:p>
        </text:list-item>
      </text:list>
      <text:p text:style-name="P52"/>
      <text:p text:style-name="P52"/>
      <text:list xml:id="list3740779969756" text:continue-numbering="true" text:style-name="WWNum19">
        <text:list-item>
          <text:p text:style-name="P44"><text:span text:style-name="T6">The April 1966 issue of the magazine Esquire contained what some people believe to be the best magazine article ever: Frank Sinatra Has a Cold.</text:span></text:p>
        </text:list-item>
      </text:list>
      <text:p text:style-name="P55"/>
      <text:p text:style-name="P52"/>
      <text:p text:style-name="P52"/>
      <text:list xml:id="list3739236726942" text:continue-numbering="true" text:style-name="WWNum19">
        <text:list-item>
          <text:p text:style-name="P44"><text:span text:style-name="T6">They started the evening by watching the TV series The Walking Dead; they ended it by watching Sam Raimi’s cult-classic film The Evil Dead.</text:span></text:p>
        </text:list-item>
      </text:list>
      <text:p text:style-name="P60"/>
      <text:p text:style-name="P7"/>
      <text:p text:style-name="P1"><text:span text:style-name="T16">Part 3: Numbers</text:span></text:p>
      <text:p text:style-name="P7"/>
      <text:p text:style-name="P1"><text:span text:style-name="T6">Rules regarding whether to use words or numerals to indicate numbers in a piece of writing vary among publication styles, but here are some general guidelines:</text:span></text:p>
      <text:p text:style-name="P18"/>
      <text:p text:style-name="P1"><text:span text:style-name="T19">WHEN TO USE WORDS</text:span></text:p>
      <text:list xml:id="list2357613847" text:style-name="WWNum20">
        <text:list-item>
          <text:p text:style-name="P45"><text:span text:style-name="T6">If a sentence begins with a number. (Ex.: Twenty-five students attended the lecture.)</text:span></text:p>
        </text:list-item>
        <text:list-item>
          <text:p text:style-name="P45"><text:span text:style-name="T6">For any number that can be written in one or two words. (Ex.: thirteen, seventy-six, three hundred)</text:span></text:p>
        </text:list-item>
      </text:list>
      <text:p text:style-name="P1"><text:span text:style-name="T20"><text:s text:c="17"/>[Note: APA style recommends using words for only the numbers one through nine—and numerals for everything else.]</text:span></text:p>
      <text:p text:style-name="P18"/>
      <text:p text:style-name="P1"><text:span text:style-name="T19">WHEN TO USE NUMERALS</text:span></text:p>
      <text:list xml:id="list4030025043" text:style-name="WWNum21">
        <text:list-item>
          <text:p text:style-name="P46"><text:span text:style-name="T6">For dates. (Ex.: May 19, 2016)</text:span></text:p>
        </text:list-item>
        <text:list-item>
          <text:p text:style-name="P46"><text:span text:style-name="T6">For time of day. (Ex.: 2:15 p.m.)</text:span></text:p>
        </text:list-item>
        <text:list-item>
          <text:p text:style-name="P46"><text:span text:style-name="T6">For statistics and percentages. (Ex.: 4 out of 5 doctors, 70% of the population)</text:span></text:p>
        </text:list-item>
        <text:list-item>
          <text:p text:style-name="P46"><text:span text:style-name="T6">For scores. (Ex.: a 6-3 victory)</text:span></text:p>
        </text:list-item>
        <text:list-item>
          <text:p text:style-name="P46"><text:span text:style-name="T6">If your writing contains a lot of numerical data.</text:span></text:p>
        </text:list-item>
      </text:list>
      <text:p text:style-name="P15"/>
      <text:p text:style-name="P1"><text:span text:style-name="T17">ASSIGNMENT</text:span></text:p>
      <text:p text:style-name="P1"><text:span text:style-name="T16">Exercise 3: Numbers</text:span></text:p>
      <text:p text:style-name="P7"/>
      <text:p text:style-name="P1"><text:span text:style-name="T6">Change numerals to words or words to numerals where necessary in the following sentences.</text:span></text:p>
      <text:p text:style-name="P7"><text:soft-page-break/></text:p>
      <text:list xml:id="list755231968" text:style-name="WWNum22">
        <text:list-item>
          <text:p text:style-name="P47"><text:span text:style-name="T6">2 people volunteered to help out with voter registration, which began at six a.m.</text:span></text:p>
        </text:list-item>
      </text:list>
      <text:p text:style-name="P7"/>
      <text:p text:style-name="P7"/>
      <text:list xml:id="list3740225818642" text:continue-numbering="true" text:style-name="WWNum22">
        <text:list-item>
          <text:p text:style-name="P47"><text:span text:style-name="T6">Researchers found that eight-five percent of the respondents, who were aged fifteen to forty-six, had married by age forty-six and that nearly thirty percent had been married more than once. In addition, they found that college graduates were ten percent less likely to get divorced than were those without a college degree.</text:span></text:p>
        </text:list-item>
      </text:list>
      <text:p text:style-name="P7"/>
      <text:list xml:id="list3739984246903" text:continue-numbering="true" text:style-name="WWNum22">
        <text:list-item>
          <text:p text:style-name="P47"><text:span text:style-name="T6">I went to my first Red Sox game in nineteen seventy. I was 10 years old.</text:span></text:p>
        </text:list-item>
      </text:list>
      <text:p text:style-name="P55"/>
      <text:p text:style-name="P7"/>
      <text:p text:style-name="P1"><text:span text:style-name="T16">Part 4: The Hyphen</text:span></text:p>
      <text:p text:style-name="P17"/>
      <text:p text:style-name="P1"><text:span text:style-name="T20">(Note: Do not confuse the hyphen (-) with the dash (–). The hyphen is used to join words. The dash is used to separate parts of a sentence.)</text:span></text:p>
      <text:p text:style-name="P12"/>
      <text:p text:style-name="P1"><text:span text:style-name="T14">Use a hyphen (-) to join words that work together as one concept. For example:</text:span></text:p>
      <text:p text:style-name="P12"/>
      <text:p text:style-name="P1"><text:span text:style-name="T14">Between two or more words functioning as one adjective before a noun.</text:span></text:p>
      <text:list xml:id="list3239178681" text:style-name="WWNum23">
        <text:list-item>
          <text:p text:style-name="P48"><text:span text:style-name="T6">She is a hard-working executive.</text:span></text:p>
        </text:list-item>
        <text:list-item>
          <text:p text:style-name="P48"><text:span text:style-name="T6">Professor Langella has a three-year-old daughter.</text:span></text:p>
        </text:list-item>
        <text:list-item>
          <text:p text:style-name="P48"><text:span text:style-name="T6">The lawyer’s in-your-face style angered the members of the jury.</text:span></text:p>
        </text:list-item>
      </text:list>
      <text:p text:style-name="P5"/>
      <text:p text:style-name="P61"><text:span text:style-name="T20">Note: Such words are usually not hyphenated if they follow the noun. (Ex.: Her daughter is three years old.)</text:span></text:p>
      <text:p text:style-name="P12"/>
      <text:p text:style-name="P1"><text:span text:style-name="T14">With written forms of fractions and of the numbers 21 through 99.</text:span></text:p>
      <text:list xml:id="list3182841743" text:style-name="WWNum24">
        <text:list-item>
          <text:p text:style-name="P49"><text:span text:style-name="T6">Two-thirds of the students passed the test.</text:span></text:p>
        </text:list-item>
        <text:list-item>
          <text:p text:style-name="P49"><text:span text:style-name="T6">Fifty-one percent of American marriages end in divorce.</text:span></text:p>
        </text:list-item>
      </text:list>
      <text:p text:style-name="P7"/>
      <text:p text:style-name="P1"><text:span text:style-name="T14">With prefixes such as “all-,” “ex-,” and “self-” and the suffix “-elect.”</text:span></text:p>
      <text:list xml:id="list3538063316" text:style-name="WWNum25">
        <text:list-item>
          <text:p text:style-name="P50"><text:span text:style-name="T6">Her ex-husband lives in Tuscaloosa now.</text:span></text:p>
        </text:list-item>
        <text:list-item>
          <text:p text:style-name="P50"><text:span text:style-name="T6">He’s happy that he decided to become self-employed.</text:span></text:p>
        </text:list-item>
        <text:list-item>
          <text:p text:style-name="P50"><text:span text:style-name="T6">The mayor-elect will be sworn in later this month.</text:span></text:p>
        </text:list-item>
      </text:list>
      <text:p text:style-name="P4"/>
      <text:p text:style-name="P4"/>
      <text:p text:style-name="P1"><text:span text:style-name="T17">ASSIGNMENT</text:span></text:p>
      <text:p text:style-name="P1"><text:span text:style-name="T16">Exercise 4: The Hyphen</text:span></text:p>
      <text:p text:style-name="P7"/>
      <text:p text:style-name="P1"><text:span text:style-name="T6">Add hyphens where needed in the following sentences.</text:span></text:p>
      <text:p text:style-name="P7"/>
      <text:list xml:id="list1572742189" text:style-name="WWNum26">
        <text:list-item>
          <text:p text:style-name="P51"><text:span text:style-name="T6">She was so self motivated that she was named to the all star team six times.</text:span></text:p>
        </text:list-item>
      </text:list>
      <text:p text:style-name="P7"/>
      <text:p text:style-name="P7"/>
      <text:list xml:id="list3739702526847" text:continue-numbering="true" text:style-name="WWNum26">
        <text:list-item>
          <text:p text:style-name="P51"><text:span text:style-name="T6">Twenty four tutors worked in the Writing Center; two thirds of them were women.</text:span></text:p>
        </text:list-item>
      </text:list>
      <text:p text:style-name="P7"/>
      <text:p text:style-name="P7"/>
      <text:list xml:id="list3740069125334" text:continue-numbering="true" text:style-name="WWNum26">
        <text:list-item>
          <text:p text:style-name="P51"><text:span text:style-name="T6">He grew up with the idea of a dog eat dog world and slowly developed an anything goes attitude toward life.</text:span></text:p>
        </text:list-item>
      </text:list>
      <text:p text:style-name="P7"/>
      <text:p text:style-name="P27"/>
      <text:p text:style-name="P27"/>
      <text:p text:style-name="P27"><text:soft-page-break/></text:p>
      <text:p text:style-name="P27"/>
      <text:p text:style-name="P27"/>
      <text:p text:style-name="P27"/>
      <text:p text:style-name="P2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ITCFranklinGothicStd-DmCd" svg:font-family="ITCFranklinGothicStd-DmCd" style:font-family-generic="roman" style:font-pitch="variable"/>
    <style:font-face style:name="ITCFranklinGothicStd-Hvy" svg:font-family="ITCFranklinGothicStd-Hvy" style:font-family-generic="roman" style:font-pitch="variable"/>
    <style:font-face style:name="SabonLTStd-Roman" svg:font-family="SabonLTStd-Roman"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ITCFranklinGothicStd-BkCd" svg:font-family="ITCFranklinGothicStd-BkCd" style:font-family-generic="system" style:font-pitch="variable"/>
    <style:font-face style:name="ITCFranklinGothicStd-BkCdIt" svg:font-family="ITCFranklinGothicStd-BkCdIt" style:font-family-generic="system" style:font-pitch="variable"/>
    <style:font-face style:name="ITCFranklinGothicStd-DmCd1" svg:font-family="ITCFranklinGothicStd-DmCd" style:font-family-generic="system" style:font-pitch="variable"/>
    <style:font-face style:name="ITCFranklinGothicStd-Hvy1" svg:font-family="ITCFranklinGothicStd-Hvy" style:font-family-generic="system" style:font-pitch="variable"/>
    <style:font-face style:name="ITCFranklinGothicStd-MdCd" svg:font-family="ITCFranklinGothicStd-MdCd" style:font-family-generic="system" style:font-pitch="variable"/>
    <style:font-face style:name="Noto Sans CJK SC" svg:font-family="'Noto Sans CJK SC'" style:font-family-generic="system" style:font-pitch="variable"/>
    <style:font-face style:name="SabonLTStd-Bold" svg:font-family="SabonLTStd-Bold" style:font-family-generic="system" style:font-pitch="variable"/>
    <style:font-face style:name="SabonLTStd-BoldItalic" svg:font-family="SabonLTStd-BoldItalic" style:font-family-generic="system" style:font-pitch="variable"/>
    <style:font-face style:name="SabonLTStd-Italic" svg:font-family="SabonLTStd-Italic" style:font-family-generic="system" style:font-pitch="variable"/>
    <style:font-face style:name="SabonLTStd-Roman1" svg:font-family="SabonLTStd-Roman"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yperlink1"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n zimmerman</meta:initial-creator>
    <dc:creator>ann zimmerman</dc:creator>
    <meta:editing-cycles>1</meta:editing-cycles>
    <meta:creation-date>2020-06-24T18:02:00</meta:creation-date>
    <dc:date>2020-06-24T18:03:00</dc:date>
    <meta:editing-duration>PT1M</meta:editing-duration>
    <meta:generator>LibreOffice/7.0.3.1$Linux_X86_64 LibreOffice_project/00$Build-1</meta:generator>
    <meta:document-statistic meta:table-count="0" meta:image-count="0" meta:object-count="0" meta:page-count="24" meta:paragraph-count="464" meta:word-count="4948" meta:character-count="34140" meta:non-whitespace-character-count="277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